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13779555.png" manifest:media-type="image/png"/>
  <manifest:file-entry manifest:full-path="Pictures/100000010000010000000100BA7411A2.png" manifest:media-type="image/png"/>
  <manifest:file-entry manifest:full-path="Pictures/100000010000010000000100212B5436.png" manifest:media-type="image/png"/>
  <manifest:file-entry manifest:full-path="Pictures/1000000100000100000001009E26EBA6.png" manifest:media-type="image/png"/>
  <manifest:file-entry manifest:full-path="Pictures/100000010000010000000100D51511BB.png" manifest:media-type="image/png"/>
  <manifest:file-entry manifest:full-path="Pictures/100000010000010000000100246102AC.png" manifest:media-type="image/png"/>
  <manifest:file-entry manifest:full-path="Pictures/100000010000010000000100697BCBA2.png" manifest:media-type="image/png"/>
  <manifest:file-entry manifest:full-path="Pictures/100000010000012C0000012C23150FFD.png" manifest:media-type="image/png"/>
  <manifest:file-entry manifest:full-path="Pictures/1000000100000103000000F0B9DA922C.png" manifest:media-type="image/png"/>
  <manifest:file-entry manifest:full-path="Pictures/10000001000000F2000000C22C50D6D5.png" manifest:media-type="image/png"/>
  <manifest:file-entry manifest:full-path="Pictures/1000000100000103000001165C9B26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-Space Demo" svg:font-family="'A-Space Demo'" style:font-pitch="variable"/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/>
    <style:font-face style:name="Arial Nova1" svg:font-family="'Arial Nova'" style:font-pitch="variable"/>
    <style:font-face style:name="Calibri" svg:font-family="Calibri"/>
    <style:font-face style:name="Calibri1" svg:font-family="Calibri" style:font-family-generic="roman"/>
    <style:font-face style:name="Calibri2" svg:font-family="Calibri" style:font-family-generic="system" style:font-pitch="variable"/>
    <style:font-face style:name="Cascadia Code" svg:font-family="'Cascadia Code'"/>
    <style:font-face style:name="Cascadia Code1" svg:font-family="'Cascadia Code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adornments="Negrita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pitch="variable"/>
    <style:font-face style:name="Ink Free1" svg:font-family="'Ink Free'" style:font-adornments="Negrita" style:font-pitch="variable"/>
    <style:font-face style:name="Jupiter" svg:font-family="Jupiter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unito" svg:font-family="Nunito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tandard Symbols PS" svg:font-family="'Standard Symbols PS'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automatic-styles>
    <style:style style:name="Tabla3" style:family="table">
      <style:table-properties style:width="17.709cm" fo:margin-left="-0.94cm" fo:margin-top="0cm" fo:margin-bottom="0cm" table:align="left" style:writing-mode="lr-tb"/>
    </style:style>
    <style:style style:name="Tabla3.A" style:family="table-column">
      <style:table-column-properties style:column-width="5.891cm"/>
    </style:style>
    <style:style style:name="Tabla3.B" style:family="table-column">
      <style:table-column-properties style:column-width="11.818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="0.097cm" fo:border-left="none" fo:border-right="none" fo:border-top="none" fo:border-bottom="0.75pt dotted #939393" style:writing-mode="lr-tb"/>
    </style:style>
    <style:style style:name="Tabla3.A2" style:family="table-cell">
      <style:table-cell-properties style:vertical-align="middle" fo:padding="0.097cm" fo:border-left="none" fo:border-right="none" fo:border-top="none" fo:border-bottom="0.75pt dotted #7f7f7f" style:writing-mode="lr-tb"/>
    </style:style>
    <style:style style:name="Tabla3.3" style:family="table-row">
      <style:table-row-properties style:min-row-height="0.923cm" fo:keep-together="auto"/>
    </style:style>
    <style:style style:name="Tabla4" style:family="table">
      <style:table-properties style:width="17.709cm" fo:margin-left="-0.912cm" fo:margin-top="0cm" fo:margin-bottom="0cm" table:align="left" style:writing-mode="lr-tb"/>
    </style:style>
    <style:style style:name="Tabla4.A" style:family="table-column">
      <style:table-column-properties style:column-width="4.177cm"/>
    </style:style>
    <style:style style:name="Tabla4.B" style:family="table-column">
      <style:table-column-properties style:column-width="13.533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.097cm" fo:padding-bottom="0.097cm" fo:border="none" style:writing-mode="lr-tb"/>
    </style:style>
    <style:style style:name="Tabla4.A2" style:family="table-cell">
      <style:table-cell-properties fo:padding-left="0.191cm" fo:padding-right="0.191cm" fo:padding-top="0.097cm" fo:padding-bottom="0.097cm" fo:border-left="none" fo:border-right="none" fo:border-top="0.75pt dotted #7f7f7f" fo:border-bottom="0.75pt dotted #7f7f7f" style:writing-mode="lr-tb"/>
    </style:style>
    <style:style style:name="Tabla4.A3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5" style:family="table">
      <style:table-properties style:width="17.709cm" fo:margin-left="-0.949cm" fo:margin-top="0cm" fo:margin-bottom="0cm" table:align="left" style:writing-mode="lr-tb"/>
    </style:style>
    <style:style style:name="Tabla5.A" style:family="table-column">
      <style:table-column-properties style:column-width="4.198cm"/>
    </style:style>
    <style:style style:name="Tabla5.B" style:family="table-column">
      <style:table-column-properties style:column-width="13.511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191cm" fo:padding-right="0.191cm" fo:padding-top="0.097cm" fo:padding-bottom="0.097cm" fo:border="none" style:writing-mode="lr-tb"/>
    </style:style>
    <style:style style:name="Tabla5.A2" style:family="table-cell">
      <style:table-cell-properties style:vertical-align="middle" fo:padding-left="0.191cm" fo:padding-right="0.191cm" fo:padding-top="0.097cm" fo:padding-bottom="0.097cm" fo:border-left="none" fo:border-right="none" fo:border-top="0.75pt dotted #7f7f7f" fo:border-bottom="0.75pt dotted #7f7f7f" style:writing-mode="lr-tb"/>
    </style:style>
    <style:style style:name="Tabla5.A3" style:family="table-cell">
      <style:table-cell-properties style:vertical-align="middle"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6" style:family="table">
      <style:table-properties style:width="17.595cm" fo:margin-left="-0.878cm" fo:margin-top="0cm" fo:margin-bottom="0cm" table:align="left" style:writing-mode="lr-tb"/>
    </style:style>
    <style:style style:name="Tabla6.A" style:family="table-column">
      <style:table-column-properties style:column-width="4.101cm"/>
    </style:style>
    <style:style style:name="Tabla6.B" style:family="table-column">
      <style:table-column-properties style:column-width="13.494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transparent" fo:padding-left="0.191cm" fo:padding-right="0.191cm" fo:padding-top="0.097cm" fo:padding-bottom="0.097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6.A2" style:family="table-cell">
      <style:table-cell-properties style:vertical-align="middle" fo:background-color="transparent" fo:padding-left="0.191cm" fo:padding-right="0.191cm" fo:padding-top="0.097cm" fo:padding-bottom="0.097cm" fo:border-left="none" fo:border-right="none" fo:border-top="none" fo:border-bottom="0.75pt dotted #7f7f7f" style:writing-mode="lr-tb">
        <style:background-image/>
      </style:table-cell-properties>
    </style:style>
    <style:style style:name="P1" style:family="paragraph" style:parent-style-name="Table_20_Contents">
      <style:text-properties fo:font-size="4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P4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P5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P6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1" fo:font-size="4pt" officeooo:rsid="0046524e" officeooo:paragraph-rsid="0046524e" style:font-size-asian="6pt" style:font-size-complex="6pt"/>
    </style:style>
    <style:style style:name="P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1" fo:font-size="4pt" officeooo:rsid="00499787" officeooo:paragraph-rsid="00499787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Path" style:master-page-name="">
      <style:paragraph-properties fo:margin-left="-0.801cm" fo:text-align="start" style:justify-single-word="false" fo:orphans="2" fo:widows="2" style:page-number="auto" style:writing-mode="lr-tb"/>
      <style:text-properties officeooo:paragraph-rsid="005052ee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style:font-name="Arial Nova1" fo:font-size="6pt" style:font-size-asian="5.25pt" style:font-size-complex="6pt"/>
    </style:style>
    <style:style style:name="P14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1" fo:font-size="4pt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font-name="Arial Nova1" fo:font-size="4pt" style:font-size-asian="6pt" style:font-size-complex="6pt"/>
    </style:style>
    <style:style style:name="P16" style:family="paragraph" style:parent-style-name="Footer">
      <style:paragraph-properties fo:text-align="center" style:justify-single-word="false"/>
      <style:text-properties style:font-name="Arial Nova1" fo:font-size="2pt" style:font-size-asian="5.25pt" style:font-size-complex="6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P19" style:family="paragraph" style:parent-style-name="Table_20_Contents">
      <style:paragraph-properties fo:text-align="center" style:justify-single-word="false"/>
      <style:text-properties style:text-underline-style="none"/>
    </style:style>
    <style:style style:name="P20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P21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22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23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4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5" style:family="paragraph" style:parent-style-name="Link" style:master-page-name="">
      <loext:graphic-properties draw:fill="none"/>
      <style:paragraph-properties fo:margin-left="0.499cm" fo:margin-right="0cm" fo:margin-top="0cm" fo:margin-bottom="0.199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26" style:family="paragraph" style:parent-style-name="Path" style:master-page-name="">
      <loext:graphic-properties draw:fill="none"/>
      <style:paragraph-properties fo:margin-left="-0.801cm" fo:margin-right="0cm" fo:margin-top="0.101cm" fo:margin-bottom="0.199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27" style:family="paragraph" style:parent-style-name="Standard" style:master-page-name="">
      <loext:graphic-properties draw:fill="none"/>
      <style:paragraph-properties fo:margin-left="-0.801cm" fo:margin-right="0cm" fo:margin-top="0cm" fo:margin-bottom="0.101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28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29" style:family="paragraph" style:parent-style-name="Preformatted_20_Text">
      <loext:graphic-properties draw:fill="none"/>
      <style:paragraph-properties fo:margin-left="-0.4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5052ee"/>
    </style:style>
    <style:style style:name="P3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5052ee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32" style:family="paragraph" style:parent-style-name="Table_20_Contents">
      <style:paragraph-properties fo:margin-left="0.101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05052ee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05052ee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.199cm" style:auto-text-indent="false" style:writing-mode="lr-tb"/>
      <style:text-properties officeooo:paragraph-rsid="005052ee"/>
    </style:style>
    <style:style style:name="P35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officeooo:paragraph-rsid="005052ee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.101cm" style:auto-text-indent="false" style:writing-mode="lr-tb"/>
      <style:text-properties officeooo:paragraph-rsid="005052ee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5052ee"/>
    </style:style>
    <style:style style:name="P40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officeooo:paragraph-rsid="005052ee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officeooo:paragraph-rsid="005052ee"/>
    </style:style>
    <style:style style:name="P42" style:family="paragraph" style:parent-style-name="Standard">
      <style:paragraph-properties fo:margin-left="0.101cm" fo:margin-right="0.101cm" fo:margin-top="0.15cm" fo:margin-bottom="0.199cm" style:contextual-spacing="false" fo:line-height="100%" fo:text-indent="0cm" style:auto-text-indent="false"/>
      <style:text-properties officeooo:paragraph-rsid="005052ee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5052ee"/>
    </style:style>
    <style:style style:name="P44" style:family="paragraph" style:parent-style-name="Standard" style:master-page-name="">
      <style:paragraph-properties fo:margin-left="0cm" fo:margin-right="0cm" fo:margin-top="0cm" fo:margin-bottom="0.199cm" style:contextual-spacing="true" fo:line-height="100%" fo:text-indent="0cm" style:auto-text-indent="false" style:page-number="auto"/>
      <style:text-properties officeooo:paragraph-rsid="005052ee"/>
    </style:style>
    <style:style style:name="P45" style:family="paragraph" style:parent-style-name="Standard">
      <style:paragraph-properties fo:margin-left="0cm" fo:margin-right="0cm" fo:margin-top="0cm" fo:margin-bottom="0.199cm" style:contextual-spacing="true" fo:line-height="100%" fo:text-indent="0cm" style:auto-text-indent="false"/>
      <style:text-properties officeooo:paragraph-rsid="005052ee"/>
    </style:style>
    <style:style style:name="P46" style:family="paragraph" style:parent-style-name="Standard">
      <style:paragraph-properties fo:margin-left="0cm" fo:margin-right="0cm" fo:margin-top="0cm" fo:margin-bottom="0.101cm" style:contextual-spacing="true" fo:line-height="100%" fo:text-indent="0cm" style:auto-text-indent="false"/>
      <style:text-properties officeooo:paragraph-rsid="005052ee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P48" style:family="paragraph" style:parent-style-name="Codigo" style:master-page-name="">
      <loext:graphic-properties draw:fill="none" draw:fill-color="#729fcf"/>
      <style:paragraph-properties fo:margin-left="-0.9cm" fo:margin-right="0cm" fo:margin-top="0cm" fo:margin-bottom="0cm" style:contextual-spacing="tru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052ee"/>
    </style:style>
    <style:style style:name="P49" style:family="paragraph" style:parent-style-name="Codigo_20_Resp" style:master-page-name="">
      <loext:graphic-properties draw:fill="none" draw:fill-color="#729fcf"/>
      <style:paragraph-properties fo:margin-left="-0.7cm" fo:margin-right="0cm" fo:margin-top="0cm" fo:margin-bottom="0.349cm" style:contextual-spacing="tru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052ee"/>
    </style:style>
    <style:style style:name="P50" style:family="paragraph" style:parent-style-name="Heading_20_2" style:master-page-name="">
      <loext:graphic-properties draw:fill="none" draw:fill-color="#729fcf"/>
      <style:paragraph-properties fo:margin-left="-2cm" fo:margin-right="0cm" fo:margin-top="0.499cm" fo:margin-bottom="0.101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51" style:family="paragraph" style:parent-style-name="Preformatted_20_Text" style:master-page-name="">
      <loext:graphic-properties draw:fill="none"/>
      <style:paragraph-properties fo:margin-left="-0.801cm" fo:margin-right="0cm" fo:margin-top="0cm" fo:margin-bottom="0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52" style:family="paragraph" style:parent-style-name="Standard">
      <loext:graphic-properties draw:fill="none"/>
      <style:paragraph-properties fo:margin-left="-0.801cm" fo:margin-right="0cm" fo:margin-top="0cm" fo:margin-bottom="0.101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5052ee"/>
    </style:style>
    <style:style style:name="P53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5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5052ee"/>
    </style:style>
    <style:style style:name="P55" style:family="paragraph" style:parent-style-name="Standard">
      <loext:graphic-properties draw:fill="none"/>
      <style:paragraph-properties fo:margin-left="-0.9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5052ee"/>
    </style:style>
    <style:style style:name="P56" style:family="paragraph" style:parent-style-name="Codigo_20_Resp">
      <style:paragraph-properties fo:line-height="150%"/>
      <style:text-properties officeooo:paragraph-rsid="005052ee"/>
    </style:style>
    <style:style style:name="P57" style:family="paragraph" style:parent-style-name="Heading_20_2" style:master-page-name="">
      <style:paragraph-properties fo:margin-left="-2cm" fo:line-height="150%" style:page-number="auto"/>
      <style:text-properties officeooo:paragraph-rsid="005052ee"/>
    </style:style>
    <style:style style:name="P58" style:family="paragraph" style:parent-style-name="Heading_20_2">
      <style:paragraph-properties fo:margin-left="-2cm" fo:line-height="150%"/>
      <style:text-properties officeooo:paragraph-rsid="005052ee"/>
    </style:style>
    <style:style style:name="P59" style:family="paragraph" style:parent-style-name="Standard">
      <style:paragraph-properties fo:margin-top="0cm" fo:margin-bottom="0cm" style:contextual-spacing="false" fo:line-height="150%"/>
      <style:text-properties officeooo:paragraph-rsid="005052ee"/>
    </style:style>
    <style:style style:name="P60" style:family="paragraph" style:parent-style-name="Standard">
      <style:paragraph-properties fo:margin-left="-0.9cm" fo:margin-right="0cm" fo:margin-top="0cm" fo:margin-bottom="0cm" style:contextual-spacing="false" fo:line-height="150%" fo:text-indent="0cm" style:auto-text-indent="false"/>
      <style:text-properties officeooo:paragraph-rsid="005052ee"/>
    </style:style>
    <style:style style:name="P61" style:family="paragraph" style:parent-style-name="Standard" style:master-page-name="">
      <style:paragraph-properties fo:margin-left="-0.801cm" fo:margin-right="0cm" fo:margin-top="0cm" fo:margin-bottom="0.101cm" style:contextual-spacing="true" fo:line-height="150%" fo:text-indent="0cm" style:auto-text-indent="false" style:page-number="auto"/>
      <style:text-properties officeooo:paragraph-rsid="005052ee"/>
    </style:style>
    <style:style style:name="P62" style:family="paragraph" style:parent-style-name="Codigo_20_Resp">
      <style:text-properties officeooo:paragraph-rsid="005052ee"/>
    </style:style>
    <style:style style:name="P63" style:family="paragraph" style:parent-style-name="Heading_20_3">
      <style:text-properties officeooo:paragraph-rsid="005052ee"/>
    </style:style>
    <style:style style:name="P64" style:family="paragraph" style:parent-style-name="Heading_20_1" style:master-page-name="">
      <loext:graphic-properties draw:fill="none" draw:fill-color="#729fcf"/>
      <style:paragraph-properties fo:margin-left="-2.101cm" fo:margin-right="0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44546a" loext:opacity="100%" style:font-name="AGRESSIVE" fo:font-size="18pt" fo:text-shadow="1pt 1pt" officeooo:rsid="0034421b" officeooo:paragraph-rsid="005052ee" style:font-size-asian="14pt" style:font-size-complex="14pt"/>
    </style:style>
    <style:style style:name="P65" style:family="paragraph" style:parent-style-name="Horizontal_20_Line" style:master-page-name="">
      <loext:graphic-properties draw:fill="none"/>
      <style:paragraph-properties fo:margin-left="0cm" fo:margin-right="0cm" fo:margin-top="0cm" fo:margin-bottom="0.499cm" style:contextual-spacing="false" fo:line-height="200%" fo:text-align="start" style:justify-single-word="false" fo:orphans="2" fo:widows="2" fo:text-indent="-1.19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052ee"/>
    </style:style>
    <style:style style:name="P66" style:family="paragraph" style:parent-style-name="Horizontal_20_Line" style:master-page-name="">
      <loext:graphic-properties draw:fill="none"/>
      <style:paragraph-properties fo:margin-left="0cm" fo:margin-right="0cm" fo:margin-top="1cm" fo:margin-bottom="0.499cm" style:contextual-spacing="false" fo:line-height="200%" fo:text-align="start" style:justify-single-word="false" fo:orphans="2" fo:widows="2" fo:text-indent="-1.19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052ee"/>
    </style:style>
    <style:style style:name="P67" style:family="paragraph" style:parent-style-name="Horizontal_20_Line" style:master-page-name="">
      <loext:graphic-properties draw:fill="none"/>
      <style:paragraph-properties fo:margin-left="-1.101cm" fo:margin-right="0cm" fo:margin-top="0.499cm" fo:margin-bottom="0.499cm" style:contextual-spacing="false" fo:line-height="200%" fo:text-align="start" style:justify-single-word="false" fo:orphans="2" fo:widows="2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052ee"/>
    </style:style>
    <style:style style:name="P68" style:family="paragraph" style:parent-style-name="Horizontal_20_Line" style:master-page-name="">
      <style:paragraph-properties fo:margin-left="-1.101cm" fo:margin-right="0cm" fo:margin-top="0.499cm" fo:margin-bottom="0.499cm" style:contextual-spacing="false" fo:line-height="200%" fo:text-align="start" style:justify-single-word="false" fo:orphans="2" fo:widows="2" fo:text-indent="0cm" style:auto-text-indent="false" style:page-number="auto" style:writing-mode="lr-tb"/>
      <style:text-properties officeooo:paragraph-rsid="005052ee"/>
    </style:style>
    <style:style style:name="P69" style:family="paragraph" style:parent-style-name="Standard" style:master-page-name="">
      <loext:graphic-properties draw:fill="none"/>
      <style:paragraph-properties fo:margin-left="0cm" fo:margin-right="0cm" fo:margin-top="0cm" fo:margin-bottom="0.101cm" style:contextual-spacing="true" fo:line-height="2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70" style:family="paragraph" style:parent-style-name="Preformatted_20_Text" style:master-page-name="">
      <loext:graphic-properties draw:fill="none"/>
      <style:paragraph-properties fo:margin-left="-0.9cm" fo:margin-right="0cm" fo:margin-top="0cm" fo:margin-bottom="0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71" style:family="paragraph" style:parent-style-name="Standard" style:master-page-name="">
      <loext:graphic-properties draw:fill="none"/>
      <style:paragraph-properties fo:margin-left="-0.499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72" style:family="paragraph" style:parent-style-name="Preformatted_20_Text">
      <style:paragraph-properties fo:line-height="108%" fo:text-align="start" style:justify-single-word="false" fo:orphans="2" fo:widows="2" style:writing-mode="lr-tb"/>
      <style:text-properties officeooo:paragraph-rsid="005052ee"/>
    </style:style>
    <style:style style:name="P73" style:family="paragraph" style:parent-style-name="Standard" style:master-page-name="">
      <loext:graphic-properties draw:fill="none"/>
      <style:paragraph-properties fo:margin-left="-0.9cm" fo:margin-right="0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74" style:family="paragraph" style:parent-style-name="Standard" style:master-page-name="">
      <loext:graphic-properties draw:fill="none"/>
      <style:paragraph-properties fo:margin-left="-0.801cm" fo:margin-right="0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75" style:family="paragraph" style:parent-style-name="Standard" style:master-page-name="">
      <loext:graphic-properties draw:fill="none"/>
      <style:paragraph-properties fo:margin-left="0cm" fo:margin-right="0cm" fo:margin-top="0cm" fo:margin-bottom="0.101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76" style:family="paragraph" style:parent-style-name="Standard" style:master-page-name="">
      <style:paragraph-properties fo:margin-left="-0.9cm" fo:margin-right="0cm" fo:margin-top="0cm" fo:margin-bottom="0cm" style:contextual-spacing="false" fo:line-height="115%" fo:text-indent="0cm" style:auto-text-indent="false" style:page-number="auto"/>
      <style:text-properties officeooo:paragraph-rsid="005052ee"/>
    </style:style>
    <style:style style:name="P77" style:family="paragraph" style:parent-style-name="Standard">
      <style:paragraph-properties fo:margin-left="-0.9cm" fo:margin-right="0cm" fo:margin-top="0cm" fo:margin-bottom="0cm" style:contextual-spacing="false" fo:line-height="115%" fo:text-indent="0cm" style:auto-text-indent="false"/>
      <style:text-properties officeooo:paragraph-rsid="005052ee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/>
      <style:text-properties officeooo:paragraph-rsid="005052ee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05052ee"/>
    </style:style>
    <style:style style:name="P80" style:family="paragraph" style:parent-style-name="Standard">
      <style:paragraph-properties fo:margin-left="0.101cm" fo:margin-right="0.101cm" fo:margin-top="0cm" fo:margin-bottom="0cm" style:contextual-spacing="false" fo:line-height="95%" fo:text-indent="0cm" style:auto-text-indent="false"/>
      <style:text-properties officeooo:paragraph-rsid="005052ee"/>
    </style:style>
    <style:style style:name="P81" style:family="paragraph" style:parent-style-name="Standard">
      <style:paragraph-properties fo:margin-left="0cm" fo:margin-right="0cm" fo:margin-top="0cm" fo:margin-bottom="0.291cm" style:contextual-spacing="false" style:line-height-at-least="0.476cm" fo:orphans="2" fo:widows="2" fo:text-indent="0cm" style:auto-text-indent="false"/>
      <style:text-properties officeooo:paragraph-rsid="005052ee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/>
      <style:text-properties fo:color="#00b050" loext:opacity="100%" style:font-name="Arial Nova1" fo:font-size="12pt" fo:font-weight="bold" officeooo:paragraph-rsid="005052ee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b050" loext:opacity="100%" style:font-name="Arial Nova1" fo:font-size="12pt" fo:font-weight="bold" officeooo:paragraph-rsid="005052ee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left="0.101cm" fo:margin-right="0.101cm" fo:margin-top="0cm" fo:margin-bottom="0cm" style:contextual-spacing="false" fo:line-height="90%" fo:text-indent="0cm" style:auto-text-indent="false"/>
      <style:text-properties officeooo:paragraph-rsid="005052ee"/>
    </style:style>
    <style:style style:name="P8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Ethnocentric Rg" officeooo:paragraph-rsid="005052ee"/>
    </style:style>
    <style:style style:name="P86" style:family="paragraph" style:parent-style-name="Standard" style:master-page-name="">
      <style:paragraph-properties fo:margin-left="0cm" fo:margin-right="0cm" fo:margin-top="0cm" fo:margin-bottom="0.101cm" style:contextual-spacing="true" fo:line-height="100%" fo:text-indent="0cm" style:auto-text-indent="false" style:page-number="auto"/>
      <style:text-properties fo:color="#616161" loext:opacity="100%" style:font-name="Arial Nova" officeooo:paragraph-rsid="005052ee" style:language-asian="es" style:country-asian="ES"/>
    </style:style>
    <style:style style:name="P87" style:family="paragraph" style:parent-style-name="Standard">
      <style:paragraph-properties fo:margin-left="0cm" fo:margin-right="0cm" fo:margin-top="0cm" fo:margin-bottom="0.101cm" style:contextual-spacing="true" fo:line-height="100%" fo:text-indent="0cm" style:auto-text-indent="false"/>
      <style:text-properties fo:color="#616161" loext:opacity="100%" style:font-name="Arial Nova" officeooo:paragraph-rsid="005052ee" style:language-asian="es" style:country-asian="ES"/>
    </style:style>
    <style:style style:name="P88" style:family="paragraph" style:parent-style-name="Standard" style:master-page-name="">
      <style:paragraph-properties fo:margin-left="0cm" fo:margin-right="0cm" fo:margin-top="0cm" fo:margin-bottom="0.199cm" style:contextual-spacing="true" fo:line-height="100%" fo:text-indent="0cm" style:auto-text-indent="false" style:page-number="auto"/>
      <style:text-properties fo:color="#616161" loext:opacity="100%" style:font-name="Arial Nova" officeooo:paragraph-rsid="005052ee" style:language-asian="es" style:country-asian="ES"/>
    </style:style>
    <style:style style:name="P89" style:family="paragraph" style:parent-style-name="Standard" style:master-page-name="">
      <style:paragraph-properties fo:margin-left="0cm" fo:margin-right="0cm" fo:margin-top="0cm" fo:margin-bottom="0.101cm" style:contextual-spacing="true" fo:line-height="150%" fo:text-indent="0cm" style:auto-text-indent="false" style:page-number="auto"/>
      <style:text-properties fo:color="#616161" loext:opacity="100%" style:font-name="Arial Nova" officeooo:paragraph-rsid="005052ee" style:language-asian="es" style:country-asian="ES"/>
    </style:style>
    <style:style style:name="P90" style:family="paragraph" style:parent-style-name="Standard">
      <style:paragraph-properties fo:margin-left="0cm" fo:margin-right="0cm" fo:margin-top="0cm" fo:margin-bottom="0.101cm" style:contextual-spacing="true" fo:line-height="100%" fo:text-indent="0cm" style:auto-text-indent="false"/>
      <style:text-properties style:font-name="Arial Nova" officeooo:paragraph-rsid="005052ee" style:language-asian="es" style:country-asian="ES"/>
    </style:style>
    <style:style style:name="P91" style:family="paragraph" style:parent-style-name="Standard">
      <style:paragraph-properties fo:margin-left="0cm" fo:margin-right="0cm" fo:margin-top="0cm" fo:margin-bottom="0.101cm" style:contextual-spacing="true" fo:line-height="115%" fo:text-indent="0cm" style:auto-text-indent="false"/>
      <style:text-properties style:font-name="Arial Nova" officeooo:paragraph-rsid="005052ee" style:language-asian="es" style:country-asian="ES"/>
    </style:style>
    <style:style style:name="P92" style:family="paragraph" style:parent-style-name="Standard">
      <style:paragraph-properties fo:margin-left="0.501cm"/>
      <style:text-properties style:font-name="Arial Nova" officeooo:paragraph-rsid="005052ee" style:language-asian="es" style:country-asian="ES"/>
    </style:style>
    <style:style style:name="P93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color="#424242" loext:opacity="100%" style:font-name="Arial Nova1" fo:font-size="11pt" fo:font-weight="bold" officeooo:paragraph-rsid="005052ee" style:font-size-asian="11pt" style:font-weight-asian="bold" style:font-size-complex="11pt" style:font-weight-complex="bold"/>
    </style:style>
    <style:style style:name="P94" style:family="paragraph" style:parent-style-name="Table_20_Contents">
      <style:paragraph-properties fo:margin-top="0cm" fo:margin-bottom="0cm" style:contextual-spacing="false" fo:line-height="100%" style:writing-mode="lr-tb"/>
      <style:text-properties fo:color="#424242" loext:opacity="100%" style:font-name="Arial Nova1" fo:font-size="11pt" fo:font-weight="bold" officeooo:paragraph-rsid="005052ee" style:font-size-asian="11pt" style:font-weight-asian="bold" style:font-size-complex="11pt" style:font-weight-complex="bold"/>
    </style:style>
    <style:style style:name="P9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.199cm" style:auto-text-indent="false" style:writing-mode="lr-tb"/>
      <style:text-properties fo:color="#424242" loext:opacity="100%" style:font-name="Arial Nova1" fo:font-size="14pt" fo:letter-spacing="-0.025cm" fo:font-weight="normal" officeooo:rsid="00217993" officeooo:paragraph-rsid="005052ee" style:font-size-asian="14pt" style:font-weight-asian="normal" style:font-size-complex="14pt" style:font-weight-complex="normal"/>
    </style:style>
    <style:style style:name="P9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.199cm" style:auto-text-indent="false" style:writing-mode="lr-tb"/>
      <style:text-properties fo:color="#424242" loext:opacity="100%" style:font-name="Arial Nova1" fo:font-size="9pt" fo:letter-spacing="-0.025cm" fo:font-weight="normal" officeooo:rsid="00217993" officeooo:paragraph-rsid="005052ee" style:font-size-asian="7.84999990463257pt" style:font-weight-asian="normal" style:font-size-complex="9pt" style:font-weight-complex="normal"/>
    </style:style>
    <style:style style:name="P97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color="#212121" loext:opacity="100%" style:font-name="AGRESSIVE" fo:font-size="12pt" fo:font-weight="bold" officeooo:rsid="002ac837" officeooo:paragraph-rsid="005052ee" style:font-size-asian="12pt" style:font-weight-asian="bold" style:font-size-complex="12pt" style:font-weight-complex="bold"/>
    </style:style>
    <style:style style:name="P98" style:family="paragraph" style:parent-style-name="Heading_20_2">
      <style:paragraph-properties fo:margin-top="0.199cm" fo:margin-bottom="0.101cm" style:contextual-spacing="false"/>
      <style:text-properties fo:font-weight="normal" officeooo:paragraph-rsid="0050b92d" style:font-weight-asian="normal" style:font-weight-complex="normal"/>
    </style:style>
    <style:style style:name="P99" style:family="paragraph" style:parent-style-name="Heading_20_2">
      <style:paragraph-properties fo:margin-left="-2.101cm" fo:margin-top="1.3cm" fo:margin-bottom="0.101cm" style:contextual-spacing="false" fo:line-height="100%"/>
      <style:text-properties officeooo:paragraph-rsid="0050b92d"/>
    </style:style>
    <style:style style:name="P100" style:family="paragraph" style:parent-style-name="Heading_20_2" style:list-style-name="">
      <loext:graphic-properties draw:fill="none" draw:fill-color="#729fcf"/>
      <style:paragraph-properties fo:margin-left="-2.101cm" fo:margin-right="0cm" fo:margin-top="1.3cm" fo:margin-bottom="0.101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50b92d"/>
    </style:style>
    <style:style style:name="P101" style:family="paragraph" style:parent-style-name="Heading_20_3" style:list-style-name="L1" style:master-page-name="">
      <loext:graphic-properties draw:fill="none" draw:fill-color="#729fcf"/>
      <style:paragraph-properties fo:margin-left="-1cm" fo:margin-right="-1.101cm" fo:margin-top="0.199cm" fo:margin-bottom="0.101cm" style:contextual-spacing="false" fo:line-height="200%" fo:text-align="start" style:justify-single-word="false" fo:orphans="2" fo:widows="2" fo:text-indent="-0.9cm" style:auto-text-indent="false" style:page-number="auto" fo:background-color="transparent" style:writing-mode="lr-tb">
        <style:tab-stops>
          <style:tab-stop style:position="1.102cm"/>
        </style:tab-stops>
      </style:paragraph-properties>
      <style:text-properties officeooo:paragraph-rsid="005052ee"/>
    </style:style>
    <style:style style:name="P102" style:family="paragraph" style:parent-style-name="Heading_20_3" style:list-style-name="L1" style:master-page-name="">
      <style:paragraph-properties fo:margin-left="-0.9cm" fo:margin-top="0.1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03" style:family="paragraph" style:parent-style-name="Heading_20_3" style:list-style-name="L1" style:master-page-name="">
      <style:paragraph-properties fo:margin-left="-1cm" fo:margin-right="-1.101cm" fo:margin-top="0.199cm" fo:margin-bottom="0.101cm" style:contextual-spacing="false" fo:line-height="150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04" style:family="paragraph" style:parent-style-name="Heading_20_3" style:list-style-name="L1" style:master-page-name="">
      <style:paragraph-properties fo:margin-left="-1cm" fo:margin-right="-1.101cm" fo:margin-top="0.499cm" fo:margin-bottom="0.101cm" style:contextual-spacing="false" fo:line-height="150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05" style:family="paragraph" style:parent-style-name="Heading_20_3" style:list-style-name="L1">
      <loext:graphic-properties draw:fill="none" draw:fill-color="#729fcf"/>
      <style:paragraph-properties fo:margin-left="-0.9cm" fo:margin-right="0cm" fo:margin-top="0.199cm" fo:margin-bottom="0.101cm" style:contextual-spacing="false" fo:line-height="150%" fo:text-align="start" style:justify-single-word="false" fo:orphans="2" fo:widows="2" fo:text-indent="-1cm" style:auto-text-indent="false" fo:background-color="transparent" style:writing-mode="lr-tb">
        <style:tab-stops>
          <style:tab-stop style:position="1.102cm"/>
        </style:tab-stops>
      </style:paragraph-properties>
      <style:text-properties fo:color="#880e4f" loext:opacity="100%" style:font-name="Ethnocentric Rg" fo:letter-spacing="0.035cm" fo:font-style="italic" fo:font-weight="normal" officeooo:rsid="00331477" officeooo:paragraph-rsid="005052ee" style:letter-kerning="false" style:font-name-asian="Architects Daughter" style:language-asian="es" style:country-asian="ES" style:font-style-asian="italic" style:font-weight-asian="normal" style:font-name-complex="Arial" style:font-style-complex="italic" style:font-weight-complex="normal"/>
    </style:style>
    <style:style style:name="P106" style:family="paragraph" style:parent-style-name="Heading_20_3" style:list-style-name="L1" style:master-page-name="">
      <style:paragraph-properties fo:margin-left="-1cm" fo:margin-right="-1.101cm" fo:margin-top="0.7cm" fo:margin-bottom="0.101cm" style:contextual-spacing="false" fo:line-height="100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07" style:family="paragraph" style:parent-style-name="Heading_20_3" style:list-style-name="L1" style:master-page-name="">
      <style:paragraph-properties fo:margin-left="-1cm" fo:margin-right="-1.101cm" fo:margin-top="0.7cm" fo:margin-bottom="0.101cm" style:contextual-spacing="false" fo:line-height="100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08" style:family="paragraph" style:parent-style-name="Heading_20_3" style:list-style-name="L1" style:master-page-name="">
      <style:paragraph-properties fo:margin-left="-1cm" fo:margin-right="-1.101cm" fo:margin-top="0.4cm" fo:margin-bottom="0.101cm" style:contextual-spacing="false" fo:line-height="100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09" style:family="paragraph" style:parent-style-name="Horizontal_20_Line" style:master-page-name="">
      <loext:graphic-properties draw:fill="none"/>
      <style:paragraph-properties fo:margin-left="0cm" fo:margin-right="0cm" fo:margin-top="0cm" fo:margin-bottom="0.499cm" style:contextual-spacing="false" fo:line-height="108%" fo:text-align="start" style:justify-single-word="false" fo:orphans="2" fo:widows="2" fo:text-indent="-1.19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0b92d"/>
    </style:style>
    <style:style style:name="P110" style:family="paragraph" style:parent-style-name="Horizontal_20_Line" style:master-page-name="">
      <loext:graphic-properties draw:fill="none"/>
      <style:paragraph-properties fo:margin-left="0cm" fo:margin-right="0cm" fo:margin-top="0cm" fo:margin-bottom="0.499cm" style:contextual-spacing="false" fo:line-height="200%" fo:text-align="start" style:justify-single-word="false" fo:orphans="2" fo:widows="2" fo:text-indent="-1.19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0b92d"/>
    </style:style>
    <style:style style:name="P111" style:family="paragraph" style:parent-style-name="Horizontal_20_Line" style:master-page-name="">
      <style:paragraph-properties fo:margin-left="0cm" fo:margin-right="0cm" fo:line-height="200%" fo:text-align="start" style:justify-single-word="false" fo:orphans="2" fo:widows="2" fo:text-indent="-1.199cm" style:auto-text-indent="false" style:page-number="auto" style:writing-mode="lr-tb"/>
      <style:text-properties officeooo:paragraph-rsid="0050b92d"/>
    </style:style>
    <style:style style:name="P112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P113" style:family="paragraph" style:parent-style-name="Standard" style:list-style-name="">
      <loext:graphic-properties draw:fill="none" draw:fill-color="#729fcf"/>
      <style:paragraph-properties fo:margin-left="-0.3cm" fo:margin-right="0cm" fo:margin-top="0.199cm" fo:margin-bottom="0.101cm" style:contextual-spacing="false" fo:line-height="100%" fo:text-align="start" style:justify-single-word="false" fo:orphans="2" fo:widows="2" fo:text-indent="-1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052ee"/>
    </style:style>
    <style:style style:name="P114" style:family="paragraph" style:parent-style-name="Standard" style:list-style-name="">
      <loext:graphic-properties draw:fill="none" draw:fill-color="#729fcf"/>
      <style:paragraph-properties fo:margin-left="-0.3cm" fo:margin-right="0cm" fo:margin-top="0.199cm" fo:margin-bottom="0.101cm" style:contextual-spacing="false" fo:line-height="100%" fo:text-align="start" style:justify-single-word="false" fo:orphans="2" fo:widows="2" fo:text-indent="-1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052ee" style:language-asian="es" style:country-asian="ES"/>
    </style:style>
    <style:style style:name="P115" style:family="paragraph" style:parent-style-name="Standard">
      <style:text-properties officeooo:paragraph-rsid="0050b92d" style:language-asian="es" style:country-asian="ES"/>
    </style:style>
    <style:style style:name="P116" style:family="paragraph" style:parent-style-name="Standard">
      <style:text-properties officeooo:paragraph-rsid="005052ee"/>
    </style:style>
    <style:style style:name="P117" style:family="paragraph" style:parent-style-name="Standard" style:master-page-name="">
      <loext:graphic-properties draw:fill="none"/>
      <style:paragraph-properties fo:margin-left="-0.6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118" style:family="paragraph" style:parent-style-name="Standard" style:master-page-name="">
      <loext:graphic-properties draw:fill="none"/>
      <style:paragraph-properties fo:margin-left="-0.499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119" style:family="paragraph" style:parent-style-name="Standard">
      <loext:graphic-properties draw:fill="none"/>
      <style:paragraph-properties fo:margin-left="-0.499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officeooo:paragraph-rsid="005052ee"/>
    </style:style>
    <style:style style:name="P120" style:family="paragraph" style:parent-style-name="Standard" style:master-page-name="">
      <loext:graphic-properties draw:fill="none"/>
      <style:paragraph-properties fo:margin-left="-0.801cm" fo:margin-right="-1.101cm" fo:margin-top="0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2cm"/>
        </style:tab-stops>
      </style:paragraph-properties>
      <style:text-properties officeooo:paragraph-rsid="0050b92d"/>
    </style:style>
    <style:style style:name="P121" style:family="paragraph" style:parent-style-name="Standard" style:master-page-name="">
      <style:paragraph-properties fo:margin-left="-0.801cm" fo:margin-right="-1.101cm" fo:margin-top="0cm" fo:margin-bottom="0cm" style:contextual-spacing="false" fo:line-height="200%" style:page-number="auto">
        <style:tab-stops>
          <style:tab-stop style:position="2cm"/>
        </style:tab-stops>
      </style:paragraph-properties>
      <style:text-properties officeooo:paragraph-rsid="0050b92d"/>
    </style:style>
    <style:style style:name="P122" style:family="paragraph" style:parent-style-name="Standard">
      <style:paragraph-properties fo:margin-left="0.131cm"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paragraph-rsid="0050b92d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1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paragraph-rsid="0050b92d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1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11pt" fo:language="es" fo:country="ES" officeooo:paragraph-rsid="0050b92d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125" style:family="paragraph" style:parent-style-name="Standard">
      <style:paragraph-properties fo:margin-left="0.131cm" fo:margin-top="0cm" fo:margin-bottom="0cm" style:contextual-spacing="false" fo:line-height="85%" fo:text-align="start" style:justify-single-word="false" fo:orphans="2" fo:widows="2"/>
      <style:text-properties style:font-name="Arial Nova" fo:font-size="10pt" fo:letter-spacing="-0.021cm" fo:language="es" fo:country="ES" officeooo:paragraph-rsid="0050b92d" style:letter-kerning="true" style:font-name-asian="Calibri2" style:font-size-asian="10pt" style:language-asian="en" style:country-asian="US" style:font-size-complex="10pt" style:language-complex="ar" style:country-complex="SA"/>
    </style:style>
    <style:style style:name="P126" style:family="paragraph" style:parent-style-name="Standard">
      <style:paragraph-properties fo:margin-left="0.131cm" fo:margin-top="0cm" fo:margin-bottom="0cm" style:contextual-spacing="false" fo:line-height="100%" fo:text-align="start" style:justify-single-word="false" fo:orphans="2" fo:widows="2"/>
      <style:text-properties style:font-name="Arial Nova" fo:font-size="10pt" fo:language="es" fo:country="ES" officeooo:paragraph-rsid="0050b92d" style:letter-kerning="true" style:font-name-asian="Calibri2" style:font-size-asian="10pt" style:language-asian="en" style:country-asian="US" style:font-size-complex="10pt" style:language-complex="ar" style:country-complex="SA"/>
    </style:style>
    <style:style style:name="P1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 Nova" fo:font-size="10pt" fo:language="es" fo:country="ES" officeooo:paragraph-rsid="0050b92d" style:letter-kerning="true" style:font-name-asian="Calibri2" style:font-size-asian="10pt" style:language-asian="en" style:country-asian="US" style:font-size-complex="10pt" style:language-complex="ar" style:country-complex="SA"/>
    </style:style>
    <style:style style:name="P128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ascadia Code" fo:font-size="12pt" fo:language="es" fo:country="ES" fo:font-weight="bold" officeooo:paragraph-rsid="0050b92d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1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b0f0" loext:opacity="100%" style:font-name="Cascadia Code" fo:font-size="12pt" fo:language="es" fo:country="ES" officeooo:paragraph-rsid="0050b92d" style:letter-kerning="true" style:font-name-asian="Calibri2" style:font-size-asian="12pt" style:language-asian="en" style:country-asian="US" style:font-name-complex="Cascadia Code1" style:font-size-complex="12pt" style:language-complex="ar" style:country-complex="SA"/>
    </style:style>
    <style:style style:name="P130" style:family="paragraph">
      <loext:graphic-properties draw:fill="none" draw:fill-color="#e0e0e0"/>
      <style:paragraph-properties style:writing-mode="lr-tb"/>
      <style:text-properties fo:font-size="11pt"/>
    </style:style>
    <style:style style:name="P1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underline-style="none" style:font-size-asian="8pt" style:language-asian="es" style:country-asian="ES" style:font-size-complex="8pt"/>
    </style:style>
    <style:style style:name="T2" style:family="text">
      <style:text-properties style:text-underline-style="none" style:language-asian="es" style:country-asian="ES"/>
    </style:style>
    <style:style style:name="T3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T4" style:family="text">
      <style:text-properties fo:color="#1f4d78" loext:opacity="100%" style:font-name="Arial Nova1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1f4d78" loext:opacity="100%" style:font-name="Arial Nova1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156082" loext:opacity="100%" style:font-name="Arial Nova1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letter-spacing="-0.053cm"/>
    </style:style>
    <style:style style:name="T8" style:family="text">
      <style:text-properties fo:letter-spacing="-0.053cm" fo:font-weight="bold" style:language-asian="es" style:country-asian="ES" style:font-weight-asian="bold" style:font-weight-complex="bold"/>
    </style:style>
    <style:style style:name="T9" style:family="text">
      <style:text-properties fo:letter-spacing="-0.053cm" style:text-underline-style="none" style:language-asian="es" style:country-asian="ES"/>
    </style:style>
    <style:style style:name="T10" style:family="text">
      <style:text-properties fo:color="#4caf50" loext:opacity="100%" fo:letter-spacing="-0.018cm" fo:font-weight="normal" style:font-weight-asian="normal" style:font-weight-complex="normal"/>
    </style:style>
    <style:style style:name="T11" style:family="text">
      <style:text-properties fo:font-variant="normal" fo:text-transform="none" fo:color="#616161" loext:opacity="100%" style:font-name="Arial Nova1" fo:font-size="10.5pt" fo:letter-spacing="normal" fo:font-style="normal" fo:font-weight="normal" style:font-size-asian="10.5pt" style:font-size-complex="10.5pt"/>
    </style:style>
    <style:style style:name="T12" style:family="text">
      <style:text-properties style:font-name="Arial Nova1" fo:font-size="11pt" fo:letter-spacing="-0.018cm" fo:font-style="normal" officeooo:rsid="002fb951" style:font-size-asian="11pt" style:font-style-asian="normal" style:font-size-complex="11pt" style:font-style-complex="normal"/>
    </style:style>
    <style:style style:name="T13" style:family="text">
      <style:text-properties style:font-name="Arial Nova1" fo:letter-spacing="-0.018cm" fo:font-style="normal" officeooo:rsid="002fb951" style:font-style-asian="normal" style:font-style-complex="normal"/>
    </style:style>
    <style:style style:name="T14" style:family="text">
      <style:text-properties fo:color="#00b0f0" loext:opacity="100%" style:font-name="Consolas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b0f0" loext:opacity="100%" style:font-name="Consolas" fo:font-size="14pt" fo:letter-spacing="-0.018cm" fo:font-style="normal" fo:font-weight="bold" officeooo:rsid="0026dd9b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color="#00b0f0" loext:opacity="100%" style:font-name="Consolas" fo:font-size="12pt" fo:font-weight="bold" style:font-size-asian="14pt" style:font-weight-asian="bold" style:font-size-complex="14pt" style:font-weight-complex="bold"/>
    </style:style>
    <style:style style:name="T17" style:family="text">
      <style:text-properties fo:color="#00b0f0" loext:opacity="100%" style:font-name="Consolas" fo:font-size="12pt" fo:letter-spacing="-0.018cm" fo:font-style="normal" fo:font-weight="bold" officeooo:rsid="0026dd9b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color="#00b0f0" loext:opacity="100%" style:font-name="Consolas" fo:font-size="12pt" style:font-size-asian="12pt" style:font-size-complex="12pt"/>
    </style:style>
    <style:style style:name="T19" style:family="text">
      <style:text-properties fo:color="#00b0f0" loext:opacity="100%" style:font-name="Consolas" fo:font-size="9pt" fo:font-weight="bold" style:font-size-asian="14pt" style:font-weight-asian="bold" style:font-size-complex="14pt" style:font-weight-complex="bold"/>
    </style:style>
    <style:style style:name="T20" style:family="text">
      <style:text-properties fo:color="#00b0f0" loext:opacity="100%" style:font-name="Consolas" fo:font-size="10pt" fo:letter-spacing="-0.018cm" fo:font-style="italic" fo:font-weight="normal" officeooo:rsid="002fb951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color="#00b0f0" loext:opacity="100%" style:font-name="Consolas" fo:font-size="11pt" fo:letter-spacing="-0.018cm" fo:font-style="normal" fo:font-weight="bold" officeooo:rsid="0026dd9b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fo:color="#00b0f0" loext:opacity="100%" style:font-name="Consolas1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b0f0" loext:opacity="100%" style:font-name="Consolas1" fo:font-size="14pt" style:font-size-asian="14pt" style:font-size-complex="14pt"/>
    </style:style>
    <style:style style:name="T24" style:family="text">
      <style:text-properties fo:color="#00b0f0" loext:opacity="100%" style:font-name="Standard Symbols PS" fo:font-size="18pt" fo:letter-spacing="normal" fo:font-weight="bold" officeooo:rsid="001cf3b0" style:font-name-asian="Aptos3" style:font-size-asian="16pt" style:font-weight-asian="bold" style:font-name-complex="Noto Sans Arabic" style:font-size-complex="16pt" style:font-weight-complex="bold"/>
    </style:style>
    <style:style style:name="T25" style:family="text">
      <style:text-properties fo:color="#00b0f0" loext:opacity="100%" style:font-name="Cascadia Code" fo:font-size="12pt" style:font-size-asian="12pt" style:language-asian="es" style:country-asian="ES" style:font-name-complex="Cascadia Code1" style:font-size-complex="12pt"/>
    </style:style>
    <style:style style:name="T26" style:family="text">
      <style:text-properties fo:color="#00b0f0" loext:opacity="100%" style:font-name="Cascadia Code" fo:font-size="12pt" style:font-size-asian="12pt" style:font-name-complex="Cascadia Code1" style:font-size-complex="12pt"/>
    </style:style>
    <style:style style:name="T27" style:family="text">
      <style:text-properties fo:color="#00b0f0" loext:opacity="100%" style:font-name="Cascadia Code" fo:font-size="12pt" fo:font-weight="bold" style:font-size-asian="12pt" style:font-weight-asian="bold" style:font-name-complex="Cascadia Code1" style:font-size-complex="12pt" style:font-weight-complex="bold"/>
    </style:style>
    <style:style style:name="T28" style:family="text">
      <style:text-properties fo:color="#00b0f0" loext:opacity="100%" style:font-name="Cascadia Code" fo:font-style="italic" style:language-asian="es" style:country-asian="ES" style:font-style-asian="italic" style:font-name-complex="Cascadia Code1" style:font-style-complex="italic"/>
    </style:style>
    <style:style style:name="T29" style:family="text">
      <style:text-properties fo:color="#00b0f0" loext:opacity="100%" style:font-name="Cascadia Code" fo:font-size="10pt" fo:letter-spacing="-0.018cm" style:font-size-asian="10pt" style:font-name-complex="Cascadia Code1" style:font-size-complex="10pt"/>
    </style:style>
    <style:style style:name="T30" style:family="text">
      <style:text-properties fo:color="#0f2e2f" loext:opacity="100%" style:font-name="Arial Nova" fo:letter-spacing="0.035cm" officeooo:rsid="00211e02" style:letter-kerning="false" style:font-name-asian="Architects Daughter" style:language-asian="es" style:country-asian="ES" style:font-name-complex="Arial"/>
    </style:style>
    <style:style style:name="T31" style:family="text">
      <style:text-properties officeooo:rsid="0035a850"/>
    </style:style>
    <style:style style:name="T32" style:family="text">
      <style:text-properties fo:color="#3f51b5" loext:opacity="100%" style:font-name="Ethnocentric Rg"/>
    </style:style>
    <style:style style:name="T33" style:family="text">
      <style:text-properties fo:color="#3f51b5" loext:opacity="100%" style:font-name="Ethnocentric Rg" officeooo:rsid="00211e02"/>
    </style:style>
    <style:style style:name="T34" style:family="text">
      <style:text-properties fo:color="#3f51b5" loext:opacity="100%" style:font-name="Ethnocentric Rg" officeooo:rsid="0050b92d"/>
    </style:style>
    <style:style style:name="T35" style:family="text">
      <style:text-properties fo:color="#3f51b5" loext:opacity="100%" style:font-name="Ethnocentric Rg" fo:font-size="12pt" fo:font-weight="bold" style:font-name-asian="Aptos3" style:font-size-asian="12pt" style:font-weight-asian="bold" style:font-name-complex="Noto Sans Arabic" style:font-size-complex="12pt" style:font-weight-complex="bold"/>
    </style:style>
    <style:style style:name="T36" style:family="text">
      <style:text-properties fo:color="#3f51b5" loext:opacity="100%" style:font-name="Ethnocentric Rg" fo:font-size="12pt" fo:font-weight="bold" style:font-size-asian="12pt" style:font-weight-asian="bold" style:font-size-complex="12pt" style:font-weight-complex="bold"/>
    </style:style>
    <style:style style:name="T37" style:family="text">
      <style:text-properties fo:color="#3f51b5" loext:opacity="100%" style:font-name="A-Space Demo"/>
    </style:style>
    <style:style style:name="T38" style:family="text">
      <style:text-properties fo:color="#3f51b5" loext:opacity="100%" style:font-name="A-Space Demo" officeooo:rsid="005052ee"/>
    </style:style>
    <style:style style:name="T39" style:family="text">
      <style:text-properties fo:color="#3f51b5" loext:opacity="100%" style:font-name="Arial Nova1" fo:font-size="10.5pt" fo:letter-spacing="-0.014cm" fo:font-weight="bold" officeooo:rsid="0033500d" style:font-size-asian="10.5pt" style:font-weight-asian="bold" style:font-size-complex="10.5pt" style:font-weight-complex="bold"/>
    </style:style>
    <style:style style:name="T40" style:family="text">
      <style:text-properties fo:color="#880e4f" loext:opacity="100%" style:font-name="Ethnocentric Rg" fo:letter-spacing="0.035cm" fo:font-style="italic" fo:font-weight="normal" officeooo:rsid="00331477" style:letter-kerning="false" style:font-name-asian="Architects Daughter" style:language-asian="es" style:country-asian="ES" style:font-style-asian="italic" style:font-weight-asian="normal" style:font-name-complex="Arial" style:font-style-complex="italic" style:font-weight-complex="normal"/>
    </style:style>
    <style:style style:name="T41" style:family="text">
      <style:text-properties fo:color="#880e4f" loext:opacity="100%" style:font-name="Ethnocentric Rg" fo:font-size="9pt" fo:letter-spacing="-0.053cm" fo:font-style="italic" fo:font-weight="normal" officeooo:rsid="00331477" style:letter-kerning="false" style:font-name-asian="Architects Daughter" style:font-size-asian="9pt" style:language-asian="es" style:country-asian="ES" style:font-style-asian="italic" style:font-weight-asian="normal" style:font-name-complex="Arial" style:font-size-complex="9pt" style:font-style-complex="italic" style:font-weight-complex="normal"/>
    </style:style>
    <style:style style:name="T42" style:family="text">
      <style:text-properties fo:color="#880e4f" loext:opacity="100%" style:font-name="Ethnocentric Rg" fo:letter-spacing="normal" fo:font-style="normal" fo:font-weight="normal" officeooo:rsid="00331477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43" style:family="text">
      <style:text-properties fo:color="#880e4f" loext:opacity="100%" style:font-name="Ethnocentric Rg" fo:font-size="11pt" fo:letter-spacing="normal" fo:font-style="normal" fo:font-weight="normal" officeooo:rsid="00331477" style:letter-kerning="false" style:font-name-asian="Architects Daughter" style:font-size-asian="11pt" style:language-asian="es" style:country-asian="ES" style:font-style-asian="normal" style:font-weight-asian="normal" style:font-name-complex="Arial" style:font-size-complex="11pt" style:font-style-complex="normal" style:font-weight-complex="normal"/>
    </style:style>
    <style:style style:name="T44" style:family="text">
      <style:text-properties fo:color="#880e4f" loext:opacity="100%" style:font-name="Consolas1" fo:font-size="11pt" fo:font-weight="bold" officeooo:rsid="002defd6" style:font-size-asian="11pt" style:font-weight-asian="bold" style:font-size-complex="11pt" style:font-weight-complex="bold"/>
    </style:style>
    <style:style style:name="T45" style:family="text">
      <style:text-properties fo:color="#9c27b0" loext:opacity="100%" style:font-name="Consolas1" fo:font-size="14pt" fo:font-weight="bold" officeooo:rsid="0022fed7" style:font-size-asian="14pt" style:font-weight-asian="bold" style:font-size-complex="14pt" style:font-weight-complex="bold"/>
    </style:style>
    <style:style style:name="T46" style:family="text">
      <style:text-properties fo:color="#9c27b0" loext:opacity="100%" style:font-name="Consolas1" fo:font-size="12pt" fo:letter-spacing="-0.018cm" fo:font-weight="bold" officeooo:rsid="00217993" style:font-size-asian="12pt" style:font-weight-asian="bold" style:font-size-complex="12pt" style:font-weight-complex="bold"/>
    </style:style>
    <style:style style:name="T47" style:family="text">
      <style:text-properties fo:color="#9c27b0" loext:opacity="100%" style:font-name="Consolas1" fo:font-size="12pt" fo:letter-spacing="-0.018cm" fo:font-weight="bold" officeooo:rsid="002658d6" style:font-size-asian="12pt" style:font-weight-asian="bold" style:font-size-complex="12pt" style:font-weight-complex="bold"/>
    </style:style>
    <style:style style:name="T48" style:family="text">
      <style:text-properties fo:color="#9c27b0" loext:opacity="100%" style:font-name="Consolas1" fo:font-size="10pt" fo:letter-spacing="-0.018cm" fo:font-weight="normal" officeooo:rsid="00217993" style:font-size-asian="10pt" style:font-weight-asian="normal" style:font-size-complex="10pt" style:font-weight-complex="normal"/>
    </style:style>
    <style:style style:name="T49" style:family="text">
      <style:text-properties fo:color="#9c27b0" loext:opacity="100%" style:font-name="Consolas1" fo:font-size="10pt" fo:letter-spacing="-0.018cm" fo:font-style="italic" fo:font-weight="normal" officeooo:rsid="00217993" style:font-size-asian="10pt" style:font-style-asian="italic" style:font-weight-asian="normal" style:font-size-complex="10pt" style:font-style-complex="italic" style:font-weight-complex="normal"/>
    </style:style>
    <style:style style:name="T50" style:family="text">
      <style:text-properties fo:color="#9c27b0" loext:opacity="100%" style:font-name="Consolas1" fo:font-size="10pt" officeooo:rsid="00217993" style:font-size-asian="10pt" style:font-size-complex="10pt"/>
    </style:style>
    <style:style style:name="T51" style:family="text">
      <style:text-properties fo:color="#9c27b0" loext:opacity="100%" style:font-name="Consolas1" fo:font-weight="bold" style:font-weight-asian="bold" style:font-weight-complex="bold"/>
    </style:style>
    <style:style style:name="T52" style:family="text">
      <style:text-properties fo:color="#9c27b0" loext:opacity="100%" style:font-name="Consolas1" fo:font-weight="bold" officeooo:rsid="0026dd9b" style:font-weight-asian="bold" style:font-weight-complex="bold"/>
    </style:style>
    <style:style style:name="T53" style:family="text">
      <style:text-properties fo:color="#9c27b0" loext:opacity="100%" style:font-name="Consolas1" fo:font-style="italic" fo:font-weight="bold" officeooo:rsid="0026dd9b" style:font-style-asian="italic" style:font-weight-asian="bold" style:font-style-complex="italic" style:font-weight-complex="bold"/>
    </style:style>
    <style:style style:name="T54" style:family="text">
      <style:text-properties fo:color="#9c27b0" loext:opacity="100%" style:font-name="Consolas1" fo:font-size="13pt" fo:font-weight="bold" officeooo:rsid="0027eff9" style:font-size-asian="13pt" style:font-weight-asian="bold" style:font-size-complex="13pt" style:font-weight-complex="bold"/>
    </style:style>
    <style:style style:name="T55" style:family="text">
      <style:text-properties fo:color="#9c27b0" loext:opacity="100%" style:font-name="Standard Symbols PS" fo:font-size="16pt" fo:letter-spacing="normal" fo:font-weight="bold" officeooo:rsid="001cf3b0" style:font-name-asian="Aptos3" style:font-size-asian="16pt" style:font-weight-asian="bold" style:font-name-complex="Noto Sans Arabic" style:font-size-complex="16pt" style:font-weight-complex="bold"/>
    </style:style>
    <style:style style:name="T56" style:family="text">
      <style:text-properties officeooo:rsid="00249802"/>
    </style:style>
    <style:style style:name="T57" style:family="text">
      <style:text-properties fo:color="#424242" loext:opacity="100%" style:font-name="Consolas1" fo:font-size="11pt" fo:letter-spacing="-0.018cm" fo:font-weight="bold" officeooo:rsid="0022fed7" style:font-size-asian="11pt" style:font-weight-asian="bold" style:font-size-complex="11pt" style:font-weight-complex="bold"/>
    </style:style>
    <style:style style:name="T58" style:family="text">
      <style:text-properties fo:color="#424242" loext:opacity="100%" style:font-name="Consolas1" officeooo:rsid="0021dae8"/>
    </style:style>
    <style:style style:name="T59" style:family="text">
      <style:text-properties fo:color="#424242" loext:opacity="100%" style:font-name="Consolas1" officeooo:rsid="00163dcf"/>
    </style:style>
    <style:style style:name="T60" style:family="text">
      <style:text-properties fo:color="#424242" loext:opacity="100%" style:font-name="Arial Nova1" fo:font-size="10pt" fo:letter-spacing="-0.018cm" fo:font-weight="normal" officeooo:rsid="00249802" style:font-size-asian="10pt" style:font-weight-asian="normal" style:font-size-complex="10pt" style:font-weight-complex="normal"/>
    </style:style>
    <style:style style:name="T61" style:family="text">
      <style:text-properties fo:color="#424242" loext:opacity="100%" style:font-name="Arial Nova1" fo:font-size="10pt" fo:letter-spacing="-0.018cm" fo:font-weight="normal" officeooo:rsid="00276104" style:font-size-asian="10pt" style:font-weight-asian="normal" style:font-size-complex="10pt" style:font-weight-complex="normal"/>
    </style:style>
    <style:style style:name="T62" style:family="text">
      <style:text-properties fo:color="#424242" loext:opacity="100%" style:font-name="Arial Nova1" fo:font-size="10.5pt" fo:letter-spacing="normal" fo:font-weight="bold" officeooo:rsid="00249802" style:font-size-asian="10.5pt" style:font-weight-asian="bold" style:font-size-complex="10.5pt" style:font-weight-complex="bold"/>
    </style:style>
    <style:style style:name="T63" style:family="text">
      <style:text-properties fo:color="#424242" loext:opacity="100%" style:font-name="Arial Nova1" fo:font-size="11pt" fo:font-weight="bold" style:font-size-asian="11pt" style:font-weight-asian="bold" style:font-size-complex="11pt" style:font-weight-complex="bold"/>
    </style:style>
    <style:style style:name="T64" style:family="text">
      <style:text-properties fo:color="#212121" loext:opacity="100%" style:font-name="Consolas1" fo:font-size="12pt" fo:letter-spacing="-0.018cm" fo:font-weight="bold" officeooo:rsid="00217993" style:font-size-asian="12pt" style:font-weight-asian="bold" style:font-size-complex="12pt" style:font-weight-complex="bold"/>
    </style:style>
    <style:style style:name="T65" style:family="text">
      <style:text-properties fo:color="#212121" loext:opacity="100%" style:font-name="Consolas1" fo:font-size="12pt" fo:letter-spacing="-0.018cm" fo:font-weight="bold" officeooo:rsid="002658d6" style:font-size-asian="12pt" style:font-weight-asian="bold" style:font-size-complex="12pt" style:font-weight-complex="bold"/>
    </style:style>
    <style:style style:name="T66" style:family="text">
      <style:text-properties fo:color="#212121" loext:opacity="100%" style:font-name="AGRESSIVE" fo:font-size="12pt" fo:font-weight="bold" officeooo:rsid="002ac837" style:font-size-asian="12pt" style:font-weight-asian="bold" style:font-size-complex="12pt" style:font-weight-complex="bold"/>
    </style:style>
    <style:style style:name="T67" style:family="text">
      <style:text-properties fo:color="#616161" loext:opacity="100%" style:font-name="Arial Nova1" fo:font-size="9pt" fo:letter-spacing="-0.018cm" fo:font-style="italic" fo:font-weight="bold" officeooo:rsid="0026dd9b" style:font-size-asian="9pt" style:font-style-asian="italic" style:font-weight-asian="bold" style:font-size-complex="9pt" style:font-style-complex="italic" style:font-weight-complex="bold"/>
    </style:style>
    <style:style style:name="T68" style:family="text">
      <style:text-properties fo:color="#616161" loext:opacity="100%" style:font-name="Consolas1" fo:font-size="11pt" fo:font-weight="normal" style:font-size-asian="11pt" style:font-weight-asian="normal" style:font-size-complex="11pt" style:font-weight-complex="normal"/>
    </style:style>
    <style:style style:name="T69" style:family="text">
      <style:text-properties fo:color="#616161" loext:opacity="100%" style:font-name="Consolas1" fo:font-size="11pt" style:font-size-asian="11pt" style:font-size-complex="11pt"/>
    </style:style>
    <style:style style:name="T70" style:family="text">
      <style:text-properties fo:color="#616161" loext:opacity="100%" style:font-name="Consolas1" fo:font-size="9pt" style:font-size-asian="11pt" style:font-size-complex="11pt"/>
    </style:style>
    <style:style style:name="T71" style:family="text">
      <style:text-properties fo:color="#616161" loext:opacity="100%" style:font-name="Arial Nova" fo:font-size="11pt" fo:letter-spacing="0.035cm" officeooo:rsid="001eb11c" style:letter-kerning="false" style:font-name-asian="Architects Daughter" style:font-size-asian="11pt" style:font-name-complex="Arial" style:font-size-complex="11pt"/>
    </style:style>
    <style:style style:name="T72" style:family="text">
      <style:text-properties fo:color="#616161" loext:opacity="100%" style:font-name="Arial Nova" fo:font-size="11pt" fo:letter-spacing="0.035cm" officeooo:rsid="001eb11c" style:letter-kerning="false" style:font-name-asian="Architects Daughter" style:font-size-asian="11pt" style:language-asian="es" style:country-asian="ES" style:font-name-complex="Arial" style:font-size-complex="11pt"/>
    </style:style>
    <style:style style:name="T73" style:family="text">
      <style:text-properties fo:color="#37474f" loext:opacity="100%" style:font-name="Arial Nova1" fo:font-size="11pt" fo:font-weight="bold" style:font-size-asian="11pt" style:font-weight-asian="bold" style:font-size-complex="11pt" style:font-weight-complex="bold"/>
    </style:style>
    <style:style style:name="T74" style:family="text">
      <style:text-properties fo:color="#37474f" loext:opacity="100%" style:font-name="Arial Nova1" fo:font-size="11pt" fo:letter-spacing="-0.011cm" fo:font-weight="bold" style:font-size-asian="11pt" style:font-weight-asian="bold" style:font-size-complex="11pt" style:font-weight-complex="bold"/>
    </style:style>
    <style:style style:name="T75" style:family="text">
      <style:text-properties fo:color="#37474f" loext:opacity="100%" style:font-name="Arial Nova1" fo:font-size="10.5pt" fo:letter-spacing="-0.014cm" fo:font-weight="bold" style:font-size-asian="10.5pt" style:font-weight-asian="bold" style:font-size-complex="10.5pt" style:font-weight-complex="bold"/>
    </style:style>
    <style:style style:name="T76" style:family="text">
      <style:text-properties fo:color="#37474f" loext:opacity="100%" style:font-name="Arial Nova1" fo:font-size="10.5pt" fo:letter-spacing="-0.014cm" fo:font-weight="bold" officeooo:rsid="0033500d" style:font-size-asian="10.5pt" style:font-weight-asian="bold" style:font-size-complex="10.5pt" style:font-weight-complex="bold"/>
    </style:style>
    <style:style style:name="T77" style:family="text">
      <style:text-properties fo:color="#37474f" loext:opacity="100%" style:font-name="Arial Nova1" fo:font-size="10.5pt" fo:letter-spacing="normal" fo:font-weight="bold" style:font-size-asian="10.5pt" style:font-weight-asian="bold" style:font-size-complex="10.5pt" style:font-weight-complex="bold"/>
    </style:style>
    <style:style style:name="T78" style:family="text">
      <style:text-properties fo:color="#37474f" loext:opacity="100%" style:font-name="Arial Nova1" fo:font-size="10pt" fo:letter-spacing="-0.014cm" fo:font-weight="bold" style:font-size-asian="10pt" style:font-weight-asian="bold" style:font-size-complex="10pt" style:font-weight-complex="bold"/>
    </style:style>
    <style:style style:name="T79" style:family="text">
      <style:text-properties fo:color="#4e443c" loext:opacity="100%" style:font-name="Consolas" fo:font-size="11pt" fo:letter-spacing="-0.018cm" fo:font-style="normal" fo:font-weight="bold" officeooo:rsid="0026dd9b" style:font-size-asian="11pt" style:font-style-asian="normal" style:font-weight-asian="bold" style:font-size-complex="11pt" style:font-style-complex="normal" style:font-weight-complex="bold"/>
    </style:style>
    <style:style style:name="T80" style:family="text">
      <style:text-properties fo:color="#4e443c" loext:opacity="100%" style:font-name="Arial Nova1" fo:font-size="12pt" fo:letter-spacing="-0.018cm" fo:font-style="normal" fo:font-weight="bold" officeooo:rsid="0032ff05" style:font-size-asian="12pt" style:font-style-asian="normal" style:font-weight-asian="bold" style:font-size-complex="12pt" style:font-style-complex="normal" style:font-weight-complex="bold"/>
    </style:style>
    <style:style style:name="T81" style:family="text">
      <style:text-properties fo:color="#4e443c" loext:opacity="100%" style:font-name="Arial Nova1" fo:font-size="12pt" fo:letter-spacing="-0.018cm" fo:font-style="normal" fo:font-weight="normal" officeooo:rsid="002fb951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color="#4e443c" loext:opacity="100%" fo:font-size="12pt" fo:letter-spacing="-0.018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3" style:family="text">
      <style:text-properties fo:color="#4e443c" loext:opacity="100%" fo:font-size="12pt" fo:letter-spacing="-0.018cm" fo:font-style="normal" fo:font-weight="bold" officeooo:rsid="00331477" style:font-size-asian="12pt" style:font-style-asian="normal" style:font-weight-asian="bold" style:font-size-complex="12pt" style:font-style-complex="normal" style:font-weight-complex="bold"/>
    </style:style>
    <style:style style:name="T84" style:family="text">
      <style:text-properties fo:color="#00b050" loext:opacity="100%" style:font-name="Arial Nova1" fo:font-size="12pt" fo:letter-spacing="-0.018cm" fo:font-style="normal" fo:font-weight="bold" officeooo:rsid="002fb951" style:font-size-asian="12pt" style:font-style-asian="normal" style:font-weight-asian="bold" style:font-size-complex="12pt" style:font-style-complex="normal" style:font-weight-complex="bold"/>
    </style:style>
    <style:style style:name="T85" style:family="text">
      <style:text-properties fo:color="#74daff" loext:opacity="100%" style:font-name="Arial Nova1" fo:font-size="13pt" fo:font-style="italic" fo:font-weight="bold" style:font-name-asian="Nunito" style:font-size-asian="13pt" style:font-style-asian="italic" style:font-weight-asian="bold" style:font-name-complex="Nunito" style:font-size-complex="13pt" style:font-style-complex="italic" style:font-weight-complex="bold"/>
    </style:style>
    <style:style style:name="T86" style:family="text">
      <style:text-properties officeooo:rsid="0017addc"/>
    </style:style>
    <style:style style:name="T87" style:family="text">
      <style:text-properties fo:text-transform="lowercase" fo:color="#00b0f0" loext:opacity="100%" style:font-name="Consolas1" fo:font-size="14pt" fo:text-shadow="none" fo:font-weight="bold" style:font-size-asian="14pt" style:font-size-complex="14pt"/>
    </style:style>
    <style:style style:name="T88" style:family="text">
      <style:text-properties fo:text-transform="lowercase" fo:color="#00b0f0" loext:opacity="100%" style:font-name="Consolas1" fo:font-size="14pt" fo:text-shadow="none" fo:font-weight="bold" style:font-size-asian="14pt" style:language-asian="es" style:country-asian="ES" style:font-weight-asian="bold" style:font-size-complex="14pt" style:font-weight-complex="bold"/>
    </style:style>
    <style:style style:name="T89" style:family="text">
      <style:text-properties fo:text-transform="lowercase" fo:color="#00b0f0" loext:opacity="100%" style:font-name="Consolas1" fo:font-size="14pt" fo:text-shadow="none" style:font-size-asian="14pt" style:font-size-complex="14pt"/>
    </style:style>
    <style:style style:name="T90" style:family="text">
      <style:text-properties fo:text-transform="lowercase" fo:color="#00b0f0" loext:opacity="100%" style:font-name="Consolas1" fo:font-size="12pt" fo:font-style="italic" fo:text-shadow="none" fo:font-weight="bold" style:font-size-asian="14pt" style:language-asian="es" style:country-asian="ES" style:font-style-asian="italic" style:font-weight-asian="bold" style:font-size-complex="14pt" style:font-style-complex="italic" style:font-weight-complex="bold"/>
    </style:style>
    <style:style style:name="T91" style:family="text">
      <style:text-properties fo:text-transform="lowercase" fo:color="#00b0f0" loext:opacity="100%" style:font-name="Standard Symbols PS" fo:font-size="18pt" fo:letter-spacing="normal" fo:text-shadow="none" fo:font-weight="bold" officeooo:rsid="001cf3b0" style:font-size-asian="16pt" style:font-weight-asian="bold" style:font-size-complex="16pt" style:font-weight-complex="bold"/>
    </style:style>
    <style:style style:name="T92" style:family="text">
      <style:text-properties fo:text-transform="lowercase" fo:color="#00b0f0" loext:opacity="100%" style:font-name="Cascadia Code" fo:font-size="10pt" fo:font-style="italic" fo:text-shadow="none" fo:font-weight="bold" style:font-size-asian="12pt" style:language-asian="es" style:country-asian="ES" style:font-style-asian="italic" style:font-weight-asian="bold" style:font-name-complex="Cascadia Code1" style:font-size-complex="12pt" style:font-style-complex="italic" style:font-weight-complex="bold"/>
    </style:style>
    <style:style style:name="T93" style:family="text">
      <style:text-properties fo:text-transform="lowercase" fo:color="#4caf50" loext:opacity="100%" style:font-name="Consolas2" fo:font-size="11pt" fo:letter-spacing="-0.018cm" fo:text-shadow="none" fo:font-weight="normal" style:font-name-asian="Nunito" style:font-size-asian="11pt" style:font-weight-asian="normal" style:font-name-complex="Cascadia Code" style:font-size-complex="11pt" style:font-weight-complex="normal"/>
    </style:style>
    <style:style style:name="T94" style:family="text">
      <style:text-properties fo:text-transform="lowercase" fo:color="#4caf50" loext:opacity="100%" style:font-name="Consolas2" fo:font-size="10.5pt" fo:text-shadow="none" style:font-name-asian="Nunito" style:font-size-asian="10.5pt" style:font-name-complex="Cascadia Code" style:font-size-complex="10.5pt"/>
    </style:style>
    <style:style style:name="T95" style:family="text">
      <style:text-properties fo:text-transform="lowercase" fo:color="#4caf50" loext:opacity="100%" style:font-name="Consolas2" fo:font-size="10.5pt" fo:text-shadow="none" officeooo:rsid="001eb11c" style:font-name-asian="Nunito" style:font-size-asian="10.5pt" style:font-name-complex="Cascadia Code" style:font-size-complex="10.5pt"/>
    </style:style>
    <style:style style:name="T96" style:family="text">
      <style:text-properties fo:text-transform="lowercase" fo:color="#4caf50" loext:opacity="100%" style:font-name="Consolas1" fo:font-size="12pt" fo:text-shadow="none" fo:font-weight="bold" style:font-size-asian="14pt" style:language-asian="es" style:country-asian="ES" style:font-weight-asian="bold" style:font-size-complex="14pt" style:font-weight-complex="bold"/>
    </style:style>
    <style:style style:name="T97" style:family="text">
      <style:text-properties fo:text-transform="lowercase" fo:color="#616161" loext:opacity="100%" style:font-name="Arial Nova1" fo:font-size="10.5pt" fo:letter-spacing="-0.018cm" fo:font-style="italic" fo:text-shadow="none" fo:font-weight="normal" style:font-name-asian="Nunito" style:font-size-asian="10.5pt" style:font-style-asian="italic" style:font-weight-asian="normal" style:font-name-complex="Cascadia Code" style:font-size-complex="10.5pt" style:font-style-complex="italic" style:font-weight-complex="normal"/>
    </style:style>
    <style:style style:name="T98" style:family="text">
      <style:text-properties fo:text-transform="lowercase" fo:color="#616161" loext:opacity="100%" style:font-name="Arial Nova1" fo:font-size="10.5pt" fo:letter-spacing="-0.018cm" fo:font-style="italic" fo:text-shadow="none" fo:font-weight="normal" officeooo:rsid="001cf3b0" style:font-name-asian="Nunito" style:font-size-asian="10.5pt" style:font-style-asian="italic" style:font-weight-asian="normal" style:font-name-complex="Cascadia Code" style:font-size-complex="10.5pt" style:font-style-complex="italic" style:font-weight-complex="normal"/>
    </style:style>
    <style:style style:name="T99" style:family="text">
      <style:text-properties fo:text-transform="lowercase" style:font-name="Consolas2" fo:font-size="11pt" fo:text-shadow="none" style:font-name-asian="Nunito" style:font-size-asian="11pt" style:font-name-complex="Cascadia Code" style:font-size-complex="11pt"/>
    </style:style>
    <style:style style:name="T100" style:family="text">
      <style:text-properties fo:text-transform="lowercase" fo:color="#9c27b0" loext:opacity="100%" style:font-name="Standard Symbols PS" fo:font-size="16pt" fo:letter-spacing="normal" fo:text-shadow="none" fo:font-weight="bold" officeooo:rsid="001cf3b0" style:font-name-asian="Nunito" style:font-size-asian="16pt" style:font-weight-asian="bold" style:font-name-complex="Cascadia Code" style:font-size-complex="16pt" style:font-weight-complex="bold"/>
    </style:style>
    <style:style style:name="T101" style:family="text">
      <style:text-properties style:font-name="Arial Nova" fo:font-weight="bold" style:language-asian="es" style:country-asian="ES" style:font-weight-asian="bold" style:font-weight-complex="bold"/>
    </style:style>
    <style:style style:name="T102" style:family="text">
      <style:text-properties style:font-name="Arial Nova" fo:font-weight="bold" officeooo:rsid="002064b1" style:language-asian="es" style:country-asian="ES" style:font-weight-asian="bold" style:font-weight-complex="bold"/>
    </style:style>
    <style:style style:name="T103" style:family="text">
      <style:text-properties style:font-name="Arial Nova" style:language-asian="es" style:country-asian="ES"/>
    </style:style>
    <style:style style:name="T104" style:family="text">
      <style:text-properties style:font-name="Arial Nova" fo:font-size="10pt" style:font-size-asian="10pt" style:font-size-complex="10pt"/>
    </style:style>
    <style:style style:name="T105" style:family="text">
      <style:text-properties style:font-name="Ink Free" fo:font-size="10.5pt" fo:letter-spacing="-0.018cm" style:text-underline-style="none" fo:font-weight="bold" style:font-size-asian="10.5pt" style:font-weight-asian="bold" style:font-size-complex="10.5pt" style:font-weight-complex="bold"/>
    </style:style>
    <style:style style:name="T106" style:family="text">
      <style:text-properties style:font-name="Cascadia Code" fo:font-size="12pt" style:font-size-asian="12pt" style:language-asian="es" style:country-asian="ES" style:font-name-complex="Cascadia Code1" style:font-size-complex="12pt"/>
    </style:style>
    <style:style style:name="T107" style:family="text">
      <style:text-properties fo:color="#333333" loext:opacity="100%" style:font-name="Arial Nova1" fo:font-size="11pt" style:font-size-asian="13pt" style:font-size-complex="13pt"/>
    </style:style>
    <style:style style:name="T108" style:family="text">
      <style:text-properties officeooo:rsid="0050b92d"/>
    </style:style>
    <style:style style:name="T109" style:family="text">
      <style:text-properties fo:color="#71daff" loext:opacity="100%" style:font-name="Cascadia Code" fo:font-size="12pt" fo:letter-spacing="-0.035cm" style:font-size-asian="12pt" style:font-name-complex="Cascadia Code1" style:font-size-complex="12pt"/>
    </style:style>
    <style:style style:name="T110" style:family="text">
      <style:text-properties fo:color="#71daff" loext:opacity="100%" style:font-name="Cascadia Code" fo:font-size="12pt" fo:letter-spacing="-0.141cm" style:font-size-asian="12pt" style:font-name-complex="Cascadia Code1" style:font-size-complex="12pt"/>
    </style:style>
    <style:style style:name="T111" style:family="text">
      <style:text-properties fo:color="#ed7d31" loext:opacity="100%" style:font-name="Cascadia Code" fo:font-size="10pt" style:font-size-asian="10pt" style:font-name-complex="Cascadia Code1" style:font-size-complex="10pt">
        <loext:char-complex-color loext:theme-type="accent2" loext:color-type="theme"/>
      </style:text-properties>
    </style:style>
    <style:style style:name="T112" style:family="text">
      <style:text-properties fo:color="#7f7f7f" loext:opacity="100%" style:font-name="Arial Nova" fo:font-size="9pt" fo:font-style="italic" style:font-size-asian="9pt" style:font-style-asian="italic" style:font-size-complex="9pt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T113" style:family="text">
      <style:text-properties fo:font-size="10pt" fo:font-weight="bold" style:font-size-asian="10pt" style:language-asian="es" style:country-asian="ES" style:font-weight-asian="bold" style:font-size-complex="10pt" style:font-weight-complex="bold"/>
    </style:style>
    <style:style style:name="T114" style:family="text">
      <style:text-properties fo:font-size="8pt" style:text-underline-style="none" style:font-size-asian="8pt" style:language-asian="es" style:country-asian="ES" style:font-size-complex="8pt"/>
    </style:style>
    <style:style style:name="T115" style:family="text">
      <style:text-properties fo:font-size="8pt" fo:font-weight="bold" style:font-size-asian="10pt" style:language-asian="es" style:country-asian="ES" style:font-weight-asian="bold" style:font-size-complex="10pt" style:font-weight-complex="bold"/>
    </style:style>
    <style:style style:name="T116" style:family="text">
      <style:text-properties fo:font-weight="bold" style:font-size-asian="10pt" style:language-asian="es" style:country-asian="ES" style:font-weight-asian="bold" style:font-size-complex="10pt" style:font-weight-complex="bold"/>
    </style:style>
    <style:style style:name="T117" style:family="text">
      <style:text-properties fo:font-weight="bold" style:language-asian="es" style:country-asian="ES" style:font-weight-asian="bold" style:font-weight-complex="bold"/>
    </style:style>
    <style:style style:name="T118" style:family="text">
      <style:text-properties fo:font-size="9pt" fo:font-weight="bold" style:font-size-asian="10pt" style:language-asian="es" style:country-asian="ES" style:font-weight-asian="bold" style:font-size-complex="10pt" style:font-weight-complex="bold"/>
    </style:style>
    <style:style style:name="T119" style:family="text">
      <style:text-properties fo:font-size="9pt" style:text-underline-style="none" style:font-size-asian="8pt" style:language-asian="es" style:country-asian="ES" style:font-size-complex="8pt"/>
    </style:style>
    <style:style style:name="T120" style:family="text">
      <style:text-properties fo:font-size="9pt" fo:letter-spacing="-0.053cm" fo:font-weight="bold" style:font-size-asian="7pt" style:language-asian="es" style:country-asian="ES" style:font-weight-asian="bold" style:font-size-complex="7pt" style:font-weight-complex="bold"/>
    </style:style>
    <style:style style:name="T121" style:family="text">
      <style:text-properties fo:font-size="9pt" fo:letter-spacing="-0.053cm" style:text-underline-style="none" style:font-size-asian="7pt" style:language-asian="es" style:country-asian="ES" style:font-size-complex="7pt"/>
    </style:style>
    <style:style style:name="T122" style:family="text">
      <style:text-properties fo:font-size="6pt" style:text-underline-style="none" style:font-size-asian="8pt" style:language-asian="es" style:country-asian="ES" style:font-size-complex="8pt"/>
    </style:style>
    <style:style style:name="T123" style:family="text">
      <style:text-properties fo:font-size="7pt" fo:font-weight="bold" style:font-size-asian="7pt" style:language-asian="es" style:country-asian="ES" style:font-weight-asian="bold" style:font-size-complex="7pt" style:font-weight-complex="bold"/>
    </style:style>
    <style:style style:name="T124" style:family="text">
      <style:text-properties fo:font-size="7pt" style:text-underline-style="none" style:font-size-asian="7pt" style:language-asian="es" style:country-asian="ES" style:font-size-complex="7pt"/>
    </style:style>
    <style:style style:name="T125" style:family="text">
      <style:text-properties fo:font-size="7pt" fo:letter-spacing="-0.053cm" fo:font-weight="bold" style:font-size-asian="7pt" style:language-asian="es" style:country-asian="ES" style:font-weight-asian="bold" style:font-size-complex="7pt" style:font-weight-complex="bold"/>
    </style:style>
    <style:style style:name="T126" style:family="text">
      <style:text-properties fo:font-size="7pt" fo:letter-spacing="-0.053cm" style:text-underline-style="none" style:font-size-asian="7pt" style:language-asian="es" style:country-asian="ES" style:font-size-complex="7pt"/>
    </style:style>
    <style:style style:name="T127" style:family="text">
      <style:text-properties fo:font-size="7pt" fo:letter-spacing="normal" fo:font-weight="bold" style:font-size-asian="7pt" style:language-asian="es" style:country-asian="ES" style:font-weight-asian="bold" style:font-size-complex="7pt" style:font-weight-complex="bold"/>
    </style:style>
    <style:style style:name="T128" style:family="text">
      <style:text-properties fo:font-size="7pt" fo:letter-spacing="normal" style:text-underline-style="none" style:font-size-asian="7pt" style:language-asian="es" style:country-asian="ES" style:font-size-complex="7pt"/>
    </style:style>
    <style:style style:name="T129" style:family="text">
      <style:text-properties fo:font-size="7pt" fo:letter-spacing="-0.004cm" fo:font-weight="bold" style:font-size-asian="7pt" style:language-asian="es" style:country-asian="ES" style:font-weight-asian="bold" style:font-size-complex="7pt" style:font-weight-complex="bold"/>
    </style:style>
    <style:style style:name="T130" style:family="text">
      <style:text-properties fo:font-size="7pt" fo:letter-spacing="-0.004cm" style:text-underline-style="none" style:font-size-asian="7pt" style:language-asian="es" style:country-asian="ES" style:font-size-complex="7pt"/>
    </style:style>
    <style:style style:name="T131" style:family="text">
      <style:text-properties fo:font-size="7pt" fo:letter-spacing="-0.007cm" fo:font-weight="bold" style:font-size-asian="7pt" style:language-asian="es" style:country-asian="ES" style:font-weight-asian="bold" style:font-size-complex="7pt" style:font-weight-complex="bold"/>
    </style:style>
    <style:style style:name="T132" style:family="text">
      <style:text-properties fo:font-size="7pt" fo:letter-spacing="-0.007cm" style:text-underline-style="none" style:font-size-asian="7pt" style:language-asian="es" style:country-asian="ES" style:font-size-complex="7pt"/>
    </style:style>
    <style:style style:name="T133" style:family="text">
      <style:text-properties fo:font-size="7pt" fo:letter-spacing="-0.011cm" fo:font-weight="bold" style:font-size-asian="7pt" style:language-asian="es" style:country-asian="ES" style:font-weight-asian="bold" style:font-size-complex="7pt" style:font-weight-complex="bold"/>
    </style:style>
    <style:style style:name="T134" style:family="text">
      <style:text-properties fo:font-size="7pt" fo:letter-spacing="-0.011cm" style:text-underline-style="none" style:font-size-asian="7pt" style:language-asian="es" style:country-asian="ES" style:font-size-complex="7pt"/>
    </style:style>
    <style:style style:name="T135" style:family="text">
      <style:text-properties fo:font-size="7pt" fo:letter-spacing="-0.014cm" fo:font-weight="bold" style:font-size-asian="7pt" style:language-asian="es" style:country-asian="ES" style:font-weight-asian="bold" style:font-size-complex="7pt" style:font-weight-complex="bold"/>
    </style:style>
    <style:style style:name="T136" style:family="text">
      <style:text-properties fo:font-size="7pt" fo:letter-spacing="-0.014cm" style:text-underline-style="none" style:font-size-asian="7pt" style:language-asian="es" style:country-asian="ES" style:font-size-complex="7pt"/>
    </style:style>
    <style:style style:name="T137" style:family="text">
      <style:text-properties fo:font-size="7pt" fo:letter-spacing="-0.018cm" fo:font-weight="bold" style:font-size-asian="7pt" style:language-asian="es" style:country-asian="ES" style:font-weight-asian="bold" style:font-size-complex="7pt" style:font-weight-complex="bold"/>
    </style:style>
    <style:style style:name="T138" style:family="text">
      <style:text-properties fo:font-size="7pt" fo:letter-spacing="-0.018cm" style:text-underline-style="none" style:font-size-asian="7pt" style:language-asian="es" style:country-asian="ES" style:font-size-complex="7pt"/>
    </style:style>
    <style:style style:name="T139" style:family="text">
      <style:text-properties fo:font-size="7pt" fo:letter-spacing="-0.021cm" fo:font-weight="bold" style:font-size-asian="7pt" style:language-asian="es" style:country-asian="ES" style:font-weight-asian="bold" style:font-size-complex="7pt" style:font-weight-complex="bold"/>
    </style:style>
    <style:style style:name="T140" style:family="text">
      <style:text-properties fo:font-size="7pt" fo:letter-spacing="-0.021cm" style:text-underline-style="none" style:font-size-asian="7pt" style:language-asian="es" style:country-asian="ES" style:font-size-complex="7pt"/>
    </style:style>
    <style:style style:name="T141" style:family="text">
      <style:text-properties fo:font-size="7pt" fo:letter-spacing="-0.025cm" fo:font-weight="bold" style:font-size-asian="7pt" style:language-asian="es" style:country-asian="ES" style:font-weight-asian="bold" style:font-size-complex="7pt" style:font-weight-complex="bold"/>
    </style:style>
    <style:style style:name="T142" style:family="text">
      <style:text-properties fo:font-size="7pt" fo:letter-spacing="-0.025cm" style:text-underline-style="none" style:font-size-asian="7pt" style:language-asian="es" style:country-asian="ES" style:font-size-complex="7pt"/>
    </style:style>
    <style:style style:name="T143" style:family="text">
      <style:text-properties fo:font-size="7pt" fo:letter-spacing="-0.025cm" style:text-underline-style="none" fo:font-weight="bold" style:font-size-asian="7pt" style:language-asian="es" style:country-asian="ES" style:font-weight-asian="bold" style:font-size-complex="7pt" style:font-weight-complex="bold"/>
    </style:style>
    <style:style style:name="T144" style:family="text">
      <style:text-properties fo:font-size="7pt" fo:letter-spacing="-0.025cm" style:font-size-asian="7pt" style:language-asian="es" style:country-asian="ES" style:font-size-complex="7pt"/>
    </style:style>
    <style:style style:name="T145" style:family="text">
      <style:text-properties style:text-underline-style="none"/>
    </style:style>
    <style:style style:name="T146" style:family="text">
      <style:text-properties style:font-name="Arial Nova" fo:font-size="10pt" fo:letter-spacing="-0.021cm" style:font-size-asian="10pt" style:font-size-complex="10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4" text:outline-level="1"><text:span text:style-name="T31">UTILIDADES </text:span><text:span text:style-name="T108">l</text:span>I<text:span text:style-name="T108">nux</text:span></text:h>
      <text:h text:style-name="P50" text:outline-level="2"><draw:frame draw:style-name="fr1" draw:name="Imagen1 Copia 1 Copia 1" text:anchor-type="as-char" svg:y="-0.452cm" svg:width="0.653cm" svg:height="0.524cm" draw:z-index="33"><draw:image xlink:href="Pictures/10000001000000F2000000C22C50D6D5.png" xlink:type="simple" xlink:show="embed" xlink:actuate="onLoad" draw:mime-type="image/png"/></draw:frame><text:s text:c="2"/><text:span text:style-name="T32">COMANDOS </text:span><text:span text:style-name="T34">linux</text:span></text:h>
      <text:list text:style-name="L1">
        <text:list-item>
          <text:h text:style-name="P101" text:outline-level="3"><text:span text:style-name="Heading_20_2_20_Char"><text:span text:style-name="T42">CONCEPTOS MÁS ÚTILES</text:span></text:span></text:h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22" loext:marker-style-name="T146"><text:span text:style-name="T109">Nombre1</text:span><text:span text:style-name="T27">\</text:span><text:span text:style-name="T29"> </text:span><text:span text:style-name="T109">nombre2</text:span><text:span text:style-name="T27">\ </text:span><text:span text:style-name="T109">nombre3</text:span></text:p>
          </table:table-cell>
          <table:table-cell table:style-name="Tabla3.A1" office:value-type="string">
            <text:p text:style-name="P122" loext:marker-style-name="T104"><text:span text:style-name="T104">Carpetas o Archivos q tienen espacio. Ejem: <text:s/></text:span><text:span text:style-name="T111">cd Gerar_No\ Borrar</text:span></text:p>
          </table:table-cell>
        </table:table-row>
        <table:table-row table:style-name="Tabla3.1">
          <table:table-cell table:style-name="Tabla3.A2" office:value-type="string">
            <text:p text:style-name="P122" loext:marker-style-name="T104"><text:span text:style-name="T26">explorer.exe </text:span><text:span text:style-name="T109">Folder</text:span></text:p>
          </table:table-cell>
          <table:table-cell table:style-name="Tabla3.A2" office:value-type="string">
            <text:p text:style-name="P122" loext:marker-style-name="T104"><text:span text:style-name="T104">Abre la Carpeta ‘</text:span><text:span text:style-name="T112">Folder</text:span><text:span text:style-name="T104">. Hay q estar en la carpeta q contenga ‘</text:span><text:span text:style-name="T112">Folder’</text:span></text:p>
          </table:table-cell>
        </table:table-row>
        <table:table-row table:style-name="Tabla3.3">
          <table:table-cell table:style-name="Tabla3.A2" office:value-type="string">
            <text:p text:style-name="P122" loext:marker-style-name="T26"><text:span text:style-name="T26">cd mnt/c/</text:span><text:span text:style-name="T109">Folder</text:span><text:span text:style-name="T26">/</text:span><text:span text:style-name="T109">Folder</text:span><text:span text:style-name="T110">...</text:span></text:p>
          </table:table-cell>
          <table:table-cell table:style-name="Tabla3.A2" office:value-type="string">
            <text:p text:style-name="P122" loext:marker-style-name="T104"><text:span text:style-name="T104">Para trabajar en Windows desde Wsl</text:span></text:p>
          </table:table-cell>
        </table:table-row>
        <table:table-row table:style-name="Tabla3.1">
          <table:table-cell table:style-name="Tabla3.A2" office:value-type="string">
            <text:p text:style-name="P125" loext:marker-style-name="T146"/>
          </table:table-cell>
          <table:table-cell table:style-name="Tabla3.A2" office:value-type="string">
            <text:p text:style-name="P126" loext:marker-style-name="T104"><text:bookmark text:name="_Hlk185426699"/></text:p>
          </table:table-cell>
        </table:table-row>
      </table:table>
      <text:list text:continue-numbering="true" text:style-name="L1">
        <text:list-item>
          <text:h text:style-name="P106" text:outline-level="3"><text:span text:style-name="Heading_20_2_20_Char"><text:span text:style-name="T42">COMANDOS MÁS USADOS</text:span></text:span></text:h>
        </text:list-item>
      </text:list>
      <text:p text:style-name="P120"><text:span text:style-name="T141">Fuente: <text:s/></text:span><text:a xlink:type="simple" xlink:href="https://sanchezcorbalan.es/mejores-comandos-linux-bash/#Que_comando_muestra_tu_ubicacion_actual_en_el_sistema_de_archivos_en_Linux" text:style-name="Internet_20_link" text:visited-style-name="Visited_20_Internet_20_Link"><text:span text:style-name="Internet_20_link"><text:span text:style-name="T143">https://sanchezcorbalan.es/mejores-comandos-linux-bash/#Que_comando_muestra_tu_ubicacion_actual_en_el_sistema_de_archivos_en_Linux</text:span></text:span></text:a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28">ls</text:p>
          </table:table-cell>
          <table:table-cell table:style-name="Tabla4.A1" office:value-type="string">
            <text:p text:style-name="P123" loext:marker-style-name="T104"><text:span text:style-name="T104">Lista directorios</text:span></text:p>
          </table:table-cell>
        </table:table-row>
        <table:table-row table:style-name="Tabla4.1">
          <table:table-cell table:style-name="Tabla4.A2" office:value-type="string">
            <text:p text:style-name="P128">cd</text:p>
          </table:table-cell>
          <table:table-cell table:style-name="Tabla4.A2" office:value-type="string">
            <text:p text:style-name="P123" loext:marker-style-name="T104"><text:span text:style-name="T104">Cambia el directorio actual de trabajo</text:span></text:p>
          </table:table-cell>
        </table:table-row>
        <table:table-row table:style-name="Tabla4.1">
          <table:table-cell table:style-name="Tabla4.A3" office:value-type="string">
            <text:p text:style-name="P128">cp</text:p>
          </table:table-cell>
          <table:table-cell table:style-name="Tabla4.A3" office:value-type="string">
            <text:p text:style-name="P123" loext:marker-style-name="T104"><text:span text:style-name="T104">Copia contenido desde un origen a un destino</text:span></text:p>
          </table:table-cell>
        </table:table-row>
        <table:table-row table:style-name="Tabla4.1">
          <table:table-cell table:style-name="Tabla4.A3" office:value-type="string">
            <text:p text:style-name="P128">mkdir</text:p>
          </table:table-cell>
          <table:table-cell table:style-name="Tabla4.A3" office:value-type="string">
            <text:p text:style-name="P123" loext:marker-style-name="T104"><text:span text:style-name="T104">Crea un directorio</text:span></text:p>
          </table:table-cell>
        </table:table-row>
        <table:table-row table:style-name="Tabla4.1">
          <table:table-cell table:style-name="Tabla4.A3" office:value-type="string">
            <text:p text:style-name="P128">rm</text:p>
          </table:table-cell>
          <table:table-cell table:style-name="Tabla4.A3" office:value-type="string">
            <text:p text:style-name="P123" loext:marker-style-name="T104"><text:span text:style-name="T104">Borra ficheros o directorios</text:span></text:p>
          </table:table-cell>
        </table:table-row>
        <table:table-row table:style-name="Tabla4.1">
          <table:table-cell table:style-name="Tabla4.A3" office:value-type="string">
            <text:p text:style-name="P128">mv</text:p>
          </table:table-cell>
          <table:table-cell table:style-name="Tabla4.A3" office:value-type="string">
            <text:p text:style-name="P123" loext:marker-style-name="T104"><text:span text:style-name="T104">Mueve elementos o les cambia el nombre</text:span></text:p>
          </table:table-cell>
        </table:table-row>
        <table:table-row table:style-name="Tabla4.1">
          <table:table-cell table:style-name="Tabla4.A3" office:value-type="string">
            <text:p text:style-name="P128">touch</text:p>
          </table:table-cell>
          <table:table-cell table:style-name="Tabla4.A3" office:value-type="string">
            <text:p text:style-name="P123" loext:marker-style-name="T104"><text:span text:style-name="T104">Crea un directorio vacío (o cambia la fecha)</text:span></text:p>
          </table:table-cell>
        </table:table-row>
        <table:table-row table:style-name="Tabla4.1">
          <table:table-cell table:style-name="Tabla4.A3" office:value-type="string">
            <text:p text:style-name="P128">man</text:p>
          </table:table-cell>
          <table:table-cell table:style-name="Tabla4.A3" office:value-type="string">
            <text:p text:style-name="P123" loext:marker-style-name="T104"><text:span text:style-name="T104">Consulta la ayuda más común, las páginas man</text:span></text:p>
          </table:table-cell>
        </table:table-row>
        <table:table-row table:style-name="Tabla4.1">
          <table:table-cell table:style-name="Tabla4.A3" office:value-type="string">
            <text:p text:style-name="P128">info</text:p>
          </table:table-cell>
          <table:table-cell table:style-name="Tabla4.A3" office:value-type="string">
            <text:p text:style-name="P123" loext:marker-style-name="T104"><text:span text:style-name="T104">Consulta otra ayuda, más parecido a una web, con texto y enlaces</text:span></text:p>
          </table:table-cell>
        </table:table-row>
        <table:table-row table:style-name="Tabla4.1">
          <table:table-cell table:style-name="Tabla4.A3" office:value-type="string">
            <text:p text:style-name="P128">whatis</text:p>
          </table:table-cell>
          <table:table-cell table:style-name="Tabla4.A3" office:value-type="string">
            <text:p text:style-name="P123" loext:marker-style-name="T104"><text:span text:style-name="T104">Muestra la descripción corta de un comando</text:span></text:p>
          </table:table-cell>
        </table:table-row>
        <table:table-row table:style-name="Tabla4.1">
          <table:table-cell table:style-name="Tabla4.A3" office:value-type="string">
            <text:p text:style-name="P128">clear</text:p>
          </table:table-cell>
          <table:table-cell table:style-name="Tabla4.A3" office:value-type="string">
            <text:p text:style-name="P123" loext:marker-style-name="T104"><text:span text:style-name="T104">borra la pantalla</text:span></text:p>
          </table:table-cell>
        </table:table-row>
        <table:table-row table:style-name="Tabla4.1">
          <table:table-cell table:style-name="Tabla4.A3" office:value-type="string">
            <text:p text:style-name="P128">history</text:p>
          </table:table-cell>
          <table:table-cell table:style-name="Tabla4.A3" office:value-type="string">
            <text:p text:style-name="P123" loext:marker-style-name="T104"><text:span text:style-name="T104">Muestra las últimas instrucciones ejecutadas</text:span></text:p>
          </table:table-cell>
        </table:table-row>
        <table:table-row table:style-name="Tabla4.1">
          <table:table-cell table:style-name="Tabla4.A3" office:value-type="string">
            <text:p text:style-name="P128">pwd</text:p>
          </table:table-cell>
          <table:table-cell table:style-name="Tabla4.A3" office:value-type="string">
            <text:p text:style-name="P123" loext:marker-style-name="T104"><text:span text:style-name="T104">Muestra el directorio actual de trabajo</text:span></text:p>
          </table:table-cell>
        </table:table-row>
        <table:table-row table:style-name="Tabla4.1">
          <table:table-cell table:style-name="Tabla4.A3" office:value-type="string">
            <text:p text:style-name="P128">nano</text:p>
          </table:table-cell>
          <table:table-cell table:style-name="Tabla4.A3" office:value-type="string">
            <text:p text:style-name="P123" loext:marker-style-name="T104"><text:span text:style-name="T104">editor de texto fácil de usar</text:span></text:p>
          </table:table-cell>
        </table:table-row>
        <table:table-row table:style-name="Tabla4.1">
          <table:table-cell table:style-name="Tabla4.A3" office:value-type="string">
            <text:p text:style-name="P128">cat</text:p>
          </table:table-cell>
          <table:table-cell table:style-name="Tabla4.A3" office:value-type="string">
            <text:p text:style-name="P123" loext:marker-style-name="T104"><text:span text:style-name="T104">Ver el contenido de un fichero de texto</text:span></text:p>
          </table:table-cell>
        </table:table-row>
      </table:table>
      <text:list text:continue-numbering="true" text:style-name="L1">
        <text:list-item>
          <text:h text:style-name="P106" text:outline-level="3"><text:soft-page-break/><text:span text:style-name="Heading_20_2_20_Char"><text:span text:style-name="T42">OROS COMANDOS</text:span></text:span></text:h>
        </text:list-item>
      </text:list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28">whereis</text:p>
          </table:table-cell>
          <table:table-cell table:style-name="Tabla5.A1" office:value-type="string">
            <text:p text:style-name="P124" loext:marker-style-name="T104"><text:span text:style-name="T104">indica dónde está un programa</text:span></text:p>
          </table:table-cell>
        </table:table-row>
        <table:table-row table:style-name="Tabla5.1">
          <table:table-cell table:style-name="Tabla5.A2" office:value-type="string">
            <text:p text:style-name="P128">find</text:p>
          </table:table-cell>
          <table:table-cell table:style-name="Tabla5.A2" office:value-type="string">
            <text:p text:style-name="P123" loext:marker-style-name="T104"><text:span text:style-name="T104">Busca 1 elemento de sistema de ficheros en fon. a unos criterios</text:span></text:p>
          </table:table-cell>
        </table:table-row>
        <table:table-row table:style-name="Tabla5.1">
          <table:table-cell table:style-name="Tabla5.A3" office:value-type="string">
            <text:p text:style-name="P128">locate</text:p>
          </table:table-cell>
          <table:table-cell table:style-name="Tabla5.A3" office:value-type="string">
            <text:p text:style-name="P123" loext:marker-style-name="T104"><text:span text:style-name="T104">Encontrar un fichero o directorio</text:span></text:p>
          </table:table-cell>
        </table:table-row>
        <table:table-row table:style-name="Tabla5.1">
          <table:table-cell table:style-name="Tabla5.A3" office:value-type="string">
            <text:p text:style-name="P128">chmod</text:p>
          </table:table-cell>
          <table:table-cell table:style-name="Tabla5.A3" office:value-type="string">
            <text:p text:style-name="P123" loext:marker-style-name="T104"><text:span text:style-name="T104">cambia los permisos de un fichero o directorio</text:span></text:p>
          </table:table-cell>
        </table:table-row>
        <table:table-row table:style-name="Tabla5.1">
          <table:table-cell table:style-name="Tabla5.A3" office:value-type="string">
            <text:p text:style-name="P128">chown</text:p>
          </table:table-cell>
          <table:table-cell table:style-name="Tabla5.A3" office:value-type="string">
            <text:p text:style-name="P123" loext:marker-style-name="T104"><text:span text:style-name="T104">Cambia la propiedad de un fichero o directorio</text:span></text:p>
          </table:table-cell>
        </table:table-row>
        <table:table-row table:style-name="Tabla5.1">
          <table:table-cell table:style-name="Tabla5.A3" office:value-type="string">
            <text:p text:style-name="P128">wget</text:p>
          </table:table-cell>
          <table:table-cell table:style-name="Tabla5.A3" office:value-type="string">
            <text:p text:style-name="P123" loext:marker-style-name="T104"><text:span text:style-name="T104">Descargar el contenido de una URL en la red</text:span></text:p>
          </table:table-cell>
        </table:table-row>
        <table:table-row table:style-name="Tabla5.1">
          <table:table-cell table:style-name="Tabla5.A3" office:value-type="string">
            <text:p text:style-name="P128">grep</text:p>
          </table:table-cell>
          <table:table-cell table:style-name="Tabla5.A3" office:value-type="string">
            <text:p text:style-name="P123" loext:marker-style-name="T104"><text:span text:style-name="T104">muestra las lineas de un texto que cumpla con un patrón</text:span></text:p>
          </table:table-cell>
        </table:table-row>
        <table:table-row table:style-name="Tabla5.1">
          <table:table-cell table:style-name="Tabla5.A3" office:value-type="string">
            <text:p text:style-name="P128">tail</text:p>
          </table:table-cell>
          <table:table-cell table:style-name="Tabla5.A3" office:value-type="string">
            <text:p text:style-name="P123" loext:marker-style-name="T104"><text:span text:style-name="T104">muestra las últimas lineas de un texto</text:span></text:p>
          </table:table-cell>
        </table:table-row>
        <table:table-row table:style-name="Tabla5.1">
          <table:table-cell table:style-name="Tabla5.A3" office:value-type="string">
            <text:p text:style-name="P128">head</text:p>
          </table:table-cell>
          <table:table-cell table:style-name="Tabla5.A3" office:value-type="string">
            <text:p text:style-name="P123" loext:marker-style-name="T104"><text:span text:style-name="T104">muestra la primeras lineas de un texto</text:span></text:p>
          </table:table-cell>
        </table:table-row>
        <table:table-row table:style-name="Tabla5.1">
          <table:table-cell table:style-name="Tabla5.A1" office:value-type="string">
            <text:p text:style-name="P128">sort</text:p>
          </table:table-cell>
          <table:table-cell table:style-name="Tabla5.A1" office:value-type="string">
            <text:p text:style-name="P123" loext:marker-style-name="T104"><text:span text:style-name="T104">ordena texto</text:span></text:p>
          </table:table-cell>
        </table:table-row>
        <table:table-row table:style-name="Tabla5.1">
          <table:table-cell table:style-name="Tabla5.A2" office:value-type="string">
            <text:p text:style-name="P128">more</text:p>
          </table:table-cell>
          <table:table-cell table:style-name="Tabla5.A2" office:value-type="string">
            <text:p text:style-name="P123" loext:marker-style-name="T104"><text:span text:style-name="T104">Para la salida de texto cuando se llena la pantalla</text:span></text:p>
          </table:table-cell>
        </table:table-row>
        <table:table-row table:style-name="Tabla5.1">
          <table:table-cell table:style-name="Tabla5.A3" office:value-type="string">
            <text:p text:style-name="P128">less</text:p>
          </table:table-cell>
          <table:table-cell table:style-name="Tabla5.A3" office:value-type="string">
            <text:p text:style-name="P123" loext:marker-style-name="T104"><text:span text:style-name="T104">Igual que more, pero más pontente</text:span></text:p>
          </table:table-cell>
        </table:table-row>
        <table:table-row table:style-name="Tabla5.1">
          <table:table-cell table:style-name="Tabla5.A3" office:value-type="string">
            <text:p text:style-name="P128">dpkg</text:p>
          </table:table-cell>
          <table:table-cell table:style-name="Tabla5.A3" office:value-type="string">
            <text:p text:style-name="P123" loext:marker-style-name="T104"><text:span text:style-name="T104">administra paquetes en Debian y derivadas</text:span></text:p>
          </table:table-cell>
        </table:table-row>
        <table:table-row table:style-name="Tabla5.1">
          <table:table-cell table:style-name="Tabla5.A3" office:value-type="string">
            <text:p text:style-name="P128">rpm</text:p>
          </table:table-cell>
          <table:table-cell table:style-name="Tabla5.A3" office:value-type="string">
            <text:p text:style-name="P123" loext:marker-style-name="T104"><text:span text:style-name="T104">Administra paquetes en Red Hat y derivadas</text:span></text:p>
          </table:table-cell>
        </table:table-row>
        <table:table-row table:style-name="Tabla5.1">
          <table:table-cell table:style-name="Tabla5.A3" office:value-type="string">
            <text:p text:style-name="P128">free</text:p>
          </table:table-cell>
          <table:table-cell table:style-name="Tabla5.A3" office:value-type="string">
            <text:p text:style-name="P123" loext:marker-style-name="T104"><text:span text:style-name="T104">muestra información sobre la memoria (RAM y SWAP)</text:span></text:p>
          </table:table-cell>
        </table:table-row>
        <table:table-row table:style-name="Tabla5.1">
          <table:table-cell table:style-name="Tabla5.A3" office:value-type="string">
            <text:p text:style-name="P128">df</text:p>
          </table:table-cell>
          <table:table-cell table:style-name="Tabla5.A3" office:value-type="string">
            <text:p text:style-name="P123" loext:marker-style-name="T104"><text:span text:style-name="T104">Indica el tamaño usado y libre de los discos</text:span></text:p>
          </table:table-cell>
        </table:table-row>
        <table:table-row table:style-name="Tabla5.1">
          <table:table-cell table:style-name="Tabla5.A3" office:value-type="string">
            <text:p text:style-name="P128">du</text:p>
          </table:table-cell>
          <table:table-cell table:style-name="Tabla5.A3" office:value-type="string">
            <text:p text:style-name="P123" loext:marker-style-name="T104"><text:span text:style-name="T104">Calcula el tamaño ocupado por un fichero o directorio</text:span></text:p>
          </table:table-cell>
        </table:table-row>
        <table:table-row table:style-name="Tabla5.1">
          <table:table-cell table:style-name="Tabla5.A3" office:value-type="string">
            <text:p text:style-name="P128">lsblk</text:p>
          </table:table-cell>
          <table:table-cell table:style-name="Tabla5.A3" office:value-type="string">
            <text:p text:style-name="P123" loext:marker-style-name="T104"><text:span text:style-name="T104">Lista información sobre los dispositivos de bloques</text:span></text:p>
          </table:table-cell>
        </table:table-row>
        <table:table-row table:style-name="Tabla5.1">
          <table:table-cell table:style-name="Tabla5.A3" office:value-type="string">
            <text:p text:style-name="P128">fdisk</text:p>
          </table:table-cell>
          <table:table-cell table:style-name="Tabla5.A3" office:value-type="string">
            <text:p text:style-name="P123" loext:marker-style-name="T104"><text:span text:style-name="T104">Administra particiones de disco</text:span></text:p>
          </table:table-cell>
        </table:table-row>
        <table:table-row table:style-name="Tabla5.1">
          <table:table-cell table:style-name="Tabla5.A3" office:value-type="string">
            <text:p text:style-name="P128">top</text:p>
          </table:table-cell>
          <table:table-cell table:style-name="Tabla5.A3" office:value-type="string">
            <text:p text:style-name="P123" loext:marker-style-name="T104"><text:span text:style-name="T104">Información de los procesos en ejecucuión</text:span></text:p>
          </table:table-cell>
        </table:table-row>
        <table:table-row table:style-name="Tabla5.1">
          <table:table-cell table:style-name="Tabla5.A3" office:value-type="string">
            <text:p text:style-name="P128">ps</text:p>
          </table:table-cell>
          <table:table-cell table:style-name="Tabla5.A3" office:value-type="string">
            <text:p text:style-name="P123" loext:marker-style-name="T104"><text:span text:style-name="T104">listado de procesos en ejecución</text:span></text:p>
          </table:table-cell>
        </table:table-row>
        <table:table-row table:style-name="Tabla5.1">
          <table:table-cell table:style-name="Tabla5.A3" office:value-type="string">
            <text:p text:style-name="P128">kill</text:p>
          </table:table-cell>
          <table:table-cell table:style-name="Tabla5.A3" office:value-type="string">
            <text:p text:style-name="P123" loext:marker-style-name="T104"><text:span text:style-name="T104">Enviar señales a un proceso (terminar, matar, pausar, etc.)</text:span></text:p>
          </table:table-cell>
        </table:table-row>
        <table:table-row table:style-name="Tabla5.1">
          <table:table-cell table:style-name="Tabla5.A3" office:value-type="string">
            <text:p text:style-name="P128">mount</text:p>
          </table:table-cell>
          <table:table-cell table:style-name="Tabla5.A3" office:value-type="string">
            <text:p text:style-name="P123" loext:marker-style-name="T104"><text:span text:style-name="T104">Montar un sistema de ficheros</text:span></text:p>
          </table:table-cell>
        </table:table-row>
        <table:table-row table:style-name="Tabla5.1">
          <table:table-cell table:style-name="Tabla5.A3" office:value-type="string">
            <text:p text:style-name="P128">umount</text:p>
          </table:table-cell>
          <table:table-cell table:style-name="Tabla5.A3" office:value-type="string">
            <text:p text:style-name="P123" loext:marker-style-name="T104"><text:span text:style-name="T104">Desmontar un sistema de ficheros</text:span></text:p>
          </table:table-cell>
        </table:table-row>
        <table:table-row table:style-name="Tabla5.1">
          <table:table-cell table:style-name="Tabla5.A3" office:value-type="string">
            <text:p text:style-name="P128">uname</text:p>
          </table:table-cell>
          <table:table-cell table:style-name="Tabla5.A3" office:value-type="string">
            <text:p text:style-name="P123" loext:marker-style-name="T104"><text:span text:style-name="T104">Información del sistema: nombre, versión kernel, etc..</text:span></text:p>
          </table:table-cell>
        </table:table-row>
        <table:table-row table:style-name="Tabla5.1">
          <table:table-cell table:style-name="Tabla5.A3" office:value-type="string">
            <text:p text:style-name="P128">uptime</text:p>
          </table:table-cell>
          <table:table-cell table:style-name="Tabla5.A3" office:value-type="string">
            <text:p text:style-name="P123" loext:marker-style-name="T104"><text:span text:style-name="T104">tiempo encendido y carga del sistema</text:span></text:p>
          </table:table-cell>
        </table:table-row>
        <table:table-row table:style-name="Tabla5.1">
          <table:table-cell table:style-name="Tabla5.A3" office:value-type="string">
            <text:p text:style-name="P128">poweroff</text:p>
          </table:table-cell>
          <table:table-cell table:style-name="Tabla5.A3" office:value-type="string">
            <text:p text:style-name="P123" loext:marker-style-name="T104"><text:span text:style-name="T104">apaga el sistema</text:span></text:p>
          </table:table-cell>
        </table:table-row>
        <text:soft-page-break/>
        <table:table-row table:style-name="Tabla5.1">
          <table:table-cell table:style-name="Tabla5.A3" office:value-type="string">
            <text:p text:style-name="P128">reboot</text:p>
          </table:table-cell>
          <table:table-cell table:style-name="Tabla5.A3" office:value-type="string">
            <text:p text:style-name="P123" loext:marker-style-name="T104"><text:span text:style-name="T104">rinicia</text:span></text:p>
          </table:table-cell>
        </table:table-row>
        <table:table-row table:style-name="Tabla5.1">
          <table:table-cell table:style-name="Tabla5.A3" office:value-type="string">
            <text:p text:style-name="P128">id</text:p>
          </table:table-cell>
          <table:table-cell table:style-name="Tabla5.A3" office:value-type="string">
            <text:p text:style-name="P123" loext:marker-style-name="T104"><text:span text:style-name="T104">muestra información de un usuario</text:span></text:p>
          </table:table-cell>
        </table:table-row>
        <table:table-row table:style-name="Tabla5.1">
          <table:table-cell table:style-name="Tabla5.A3" office:value-type="string">
            <text:p text:style-name="P128">ping</text:p>
          </table:table-cell>
          <table:table-cell table:style-name="Tabla5.A3" office:value-type="string">
            <text:p text:style-name="P123" loext:marker-style-name="T104"><text:span text:style-name="T104">Indica si un ordenador está accesible en la red</text:span></text:p>
          </table:table-cell>
        </table:table-row>
        <table:table-row table:style-name="Tabla5.1">
          <table:table-cell table:style-name="Tabla5.A3" office:value-type="string">
            <text:p text:style-name="P128">tar</text:p>
          </table:table-cell>
          <table:table-cell table:style-name="Tabla5.A3" office:value-type="string">
            <text:p text:style-name="P123" loext:marker-style-name="T104"><text:span text:style-name="T104">comprime y descomprime ficheros y directorios</text:span></text:p>
          </table:table-cell>
        </table:table-row>
        <table:table-row table:style-name="Tabla5.1">
          <table:table-cell table:style-name="Tabla5.A3" office:value-type="string">
            <text:p text:style-name="P128">ssh</text:p>
          </table:table-cell>
          <table:table-cell table:style-name="Tabla5.A3" office:value-type="string">
            <text:p text:style-name="P123" loext:marker-style-name="T104"><text:span text:style-name="T104">Permite ejecutar instrucciones en otro ordenador</text:span></text:p>
          </table:table-cell>
        </table:table-row>
        <table:table-row table:style-name="Tabla5.1">
          <table:table-cell table:style-name="Tabla5.A3" office:value-type="string">
            <text:p text:style-name="P128">who</text:p>
          </table:table-cell>
          <table:table-cell table:style-name="Tabla5.A3" office:value-type="string">
            <text:p text:style-name="P123" loext:marker-style-name="T104"><text:span text:style-name="T104">muestra usuarios conectados al sistema</text:span></text:p>
          </table:table-cell>
        </table:table-row>
        <table:table-row table:style-name="Tabla5.1">
          <table:table-cell table:style-name="Tabla5.A3" office:value-type="string">
            <text:p text:style-name="P128">passwd</text:p>
          </table:table-cell>
          <table:table-cell table:style-name="Tabla5.A3" office:value-type="string">
            <text:p text:style-name="P123" loext:marker-style-name="T104"><text:span text:style-name="T104">cambia la contraseña de acceso</text:span></text:p>
          </table:table-cell>
        </table:table-row>
        <table:table-row table:style-name="Tabla5.1">
          <table:table-cell table:style-name="Tabla5.A3" office:value-type="string">
            <text:p text:style-name="P128">sudo</text:p>
          </table:table-cell>
          <table:table-cell table:style-name="Tabla5.A3" office:value-type="string">
            <text:p text:style-name="P123" loext:marker-style-name="T104"><text:span text:style-name="T104">Ejecuta una instrucción con más privilegios</text:span></text:p>
          </table:table-cell>
        </table:table-row>
        <table:table-row table:style-name="Tabla5.1">
          <table:table-cell table:style-name="Tabla5.A3" office:value-type="string">
            <text:p text:style-name="P128">su</text:p>
          </table:table-cell>
          <table:table-cell table:style-name="Tabla5.A3" office:value-type="string">
            <text:p text:style-name="P124" loext:marker-style-name="T104"><text:span text:style-name="T104">Permite identificarte como otro usuario</text:span></text:p>
          </table:table-cell>
        </table:table-row>
      </table:table>
      <text:p text:style-name="Standard"/>
      <text:p text:style-name="P110"/>
      <text:h text:style-name="P100" text:outline-level="2"><draw:frame draw:style-name="fr1" draw:name="Imagen1 Copia 3" text:anchor-type="as-char" svg:y="-0.452cm" svg:width="0.653cm" svg:height="0.524cm" draw:z-index="34"><draw:image xlink:href="Pictures/10000001000000F2000000C22C50D6D5.png" xlink:type="simple" xlink:show="embed" xlink:actuate="onLoad" draw:mime-type="image/png"/></draw:frame><text:span text:style-name="Heading_20_2_20_Char"><text:span text:style-name="T42"><text:s/></text:span></text:span><text:span text:style-name="Heading_20_2_20_Char"><text:span text:style-name="T35"><text:s/>PARAMETROS X COMANDO</text:span></text:span></text:h>
      <text:list text:continue-numbering="true" text:style-name="L1">
        <text:list-item>
          <text:h text:style-name="P108" text:outline-level="3"><text:span text:style-name="Heading_20_2_20_Char"><text:span text:style-name="T42">‘Ls’ COMAND</text:span></text:span></text:h>
        </text:list-item>
      </text:list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28">ls -a</text:p>
          </table:table-cell>
          <table:table-cell table:style-name="Tabla6.A1" office:value-type="string">
            <text:p text:style-name="P123" loext:marker-style-name="T104"><text:span text:style-name="T104">muestra los ficheros y directorios ocultos</text:span></text:p>
          </table:table-cell>
        </table:table-row>
        <table:table-row table:style-name="Tabla6.1">
          <table:table-cell table:style-name="Tabla6.A2" office:value-type="string">
            <text:p text:style-name="P129" loext:marker-style-name="T26"/>
          </table:table-cell>
          <table:table-cell table:style-name="Tabla6.A2" office:value-type="string">
            <text:p text:style-name="P127" loext:marker-style-name="T104"/>
          </table:table-cell>
        </table:table-row>
      </table:table>
      <text:p text:style-name="P115"/>
      <text:p text:style-name="P111"/>
      <text:h text:style-name="P99" text:outline-level="2"><draw:frame draw:style-name="fr1" draw:name="Imagen1 Copia 2 Copia 1" text:anchor-type="as-char" svg:y="-0.452cm" svg:width="0.653cm" svg:height="0.524cm" draw:z-index="35"><draw:image xlink:href="Pictures/10000001000000F2000000C22C50D6D5.png" xlink:type="simple" xlink:show="embed" xlink:actuate="onLoad" draw:mime-type="image/png"/></draw:frame><text:s/><text:span text:style-name="Heading_20_2_20_Char"><text:span text:style-name="T36"><text:s/>VER LOS PAQUETES INSTALADOS EN UBUNTU 22.04</text:span></text:span></text:h>
      <text:p text:style-name="P121"><text:a xlink:type="simple" xlink:href="https://www.hostinger.es/tutoriales/como-ver-paquetes-instalados-en-ubuntu" text:style-name="Internet_20_link" text:visited-style-name="Visited_20_Internet_20_Link"><text:span text:style-name="Internet_20_link"><text:span text:style-name="T143">https://www.hostinger.es/tutoriales/como-ver-paquetes-instalados-en-ubuntu</text:span></text:span></text:a></text:p>
      <text:p text:style-name="P109"/>
      <text:h text:style-name="P98" text:outline-level="2"><text:span text:style-name="Heading_20_2_20_Char"><text:span text:style-name="T42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-Space Demo" svg:font-family="'A-Space Demo'" style:font-pitch="variable"/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/>
    <style:font-face style:name="Arial Nova1" svg:font-family="'Arial Nova'" style:font-pitch="variable"/>
    <style:font-face style:name="Calibri" svg:font-family="Calibri"/>
    <style:font-face style:name="Calibri1" svg:font-family="Calibri" style:font-family-generic="roman"/>
    <style:font-face style:name="Calibri2" svg:font-family="Calibri" style:font-family-generic="system" style:font-pitch="variable"/>
    <style:font-face style:name="Cascadia Code" svg:font-family="'Cascadia Code'"/>
    <style:font-face style:name="Cascadia Code1" svg:font-family="'Cascadia Code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adornments="Negrita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pitch="variable"/>
    <style:font-face style:name="Ink Free1" svg:font-family="'Ink Free'" style:font-adornments="Negrita" style:font-pitch="variable"/>
    <style:font-face style:name="Jupiter" svg:font-family="Jupiter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unito" svg:font-family="Nunito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tandard Symbols PS" svg:font-family="'Standard Symbols PS'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Sans" fo:font-family="'Ubuntu Sans'" style:font-family-generic="swiss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-0.476cm" fo:margin-right="0cm" fo:margin-top="0.423cm" fo:margin-bottom="0cm" style:contextual-spacing="false" fo:line-height="116%" fo:text-align="start" style:justify-single-word="false" fo:keep-together="always" fo:keep-with-next="always" text:number-lines="true" text:line-number="0" style:writing-mode="lr-tb"/>
      <style:text-properties fo:color="#023f62" loext:opacity="100%" style:font-name="Ubuntu Sans1" fo:font-family="'Ubuntu Sans'" style:font-family-generic="swiss" style:font-pitch="variable" fo:font-size="16pt" fo:font-weight="bold" style:font-name-asian="Aptos3" style:font-family-asian="Aptos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loext:graphic-properties draw:fill="none" draw:fill-color="#729fcf"/>
      <style:paragraph-properties fo:margin-left="-0.4cm" fo:margin-right="0cm" fo:margin-top="0.101cm" fo:margin-bottom="0.101cm" style:contextual-spacing="false" fo:line-height="150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369a3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list-style-name="WWNum3" style:list-level="1">
      <loext:graphic-properties draw:fill="none" draw:fill-color="#729fcf"/>
      <style:paragraph-properties fo:margin-left="0.774cm" fo:margin-right="0cm" fo:margin-top="0.101cm" fo:margin-bottom="0.101cm" style:contextual-spacing="true" fo:line-height="0.6cm" fo:text-align="start" style:justify-single-word="false" fo:orphans="2" fo:widows="2" fo:text-indent="-0.624cm" style:auto-text-indent="false" fo:background-color="transparent" style:writing-mode="lr-tb">
        <style:tab-stops>
          <style:tab-stop style:position="0.265cm"/>
        </style:tab-stops>
      </style:paragraph-properties>
      <style:text-properties style:font-name="Ubuntu1" fo:font-family="Ubuntu" style:font-pitch="variable" fo:font-weight="normal" style:font-weight-asian="normal" style:font-weight-complex="normal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line-height="150%" fo:keep-together="always" fo:keep-with-next="always"/>
      <style:text-properties fo:color="#0369a3" loext:opacity="100%" style:font-name="Ubuntu1" fo:font-family="Ubuntu" style:font-pitch="variable" fo:font-style="normal" fo:font-weight="bold" officeooo:rsid="0010b2c9" style:font-name-asian="Aptos3" style:font-family-asian="Aptos" style:font-family-generic-asian="system" style:font-pitch-asian="variable" style:font-style-asian="normal" style:font-weight-asian="bold" style:font-name-complex="Noto Sans Arabic" style:font-family-complex="'Noto Sans Arabic'" style:font-family-generic-complex="system" style:font-pitch-complex="variable" style:font-style-complex="normal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none" draw:fill-color="#729fcf"/>
      <style:paragraph-properties fo:margin-left="-0.1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23f62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Parrf_20_Sin_20_Espacio_2c__20_Sep_20_1_2c_15" style:display-name="Parrf Sin Espacio, Sep 1,1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arrf_20_1_2c_15_2c__20_Sep_20_1_2c_15" style:display-name="Parrf 1,15, Sep 1,15" style:family="paragraph" style:parent-style-name="Parrf_20_Sin_20_Espacio_2c__20_Sep_20_1_2c_15">
      <style:paragraph-properties fo:line-height="115%"/>
    </style:style>
    <style:style style:name="Parraf_20_1_2c_15_20_Sep_20_1_2c_30" style:display-name="Parraf 1,15 Sep 1,30" style:family="paragraph" style:parent-style-name="Parrf_20_1_2c_15_2c__20_Sep_20_1_2c_15">
      <style:paragraph-properties fo:margin-top="0.199cm" fo:margin-bottom="0.199cm" style:contextual-spacing="false"/>
    </style:style>
    <style:style style:name="Parraf_20_1_2c_30_20_Sep_20_1_2c_30" style:display-name="Parraf 1,30 Sep 1,30" style:family="paragraph" style:parent-style-name="Parraf_20_1_2c_15_20_Sep_20_1_2c_30">
      <style:paragraph-properties fo:line-height="0.6cm"/>
    </style:style>
    <style:style style:name="Parraf_20_1_2c_30_20_Sep_20_1_2c_15" style:display-name="Parraf 1,30 Sep 1,15" style:family="paragraph" style:parent-style-name="Parraf_20_1_2c_30_20_Sep_20_1_2c_30">
      <style:paragraph-properties fo:margin-top="0.101cm" fo:margin-bottom="0.101cm" style:contextual-spacing="false"/>
    </style:style>
    <style:style style:name="Parrf_20_Sin_20_Espacio_2c__20_Sin_20_Sep_20_" style:display-name="Parrf Sin Espacio, Sin Sep " style:family="paragraph" style:parent-style-name="Standard"/>
    <style:style style:name="List_20_Flech_20_1_2c_15_2c__20_Sin_20_Esp" style:display-name="List Flech 1,15, Sin Esp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</style:style>
    <style:style style:name="List_20_Flech_20_1_2c_15_2c__20_Esp_20_1_2c_15" style:display-name="List Flech 1,15, Esp 1,15" style:family="paragraph" style:parent-style-name="List_20_Flech_20_1_2c_15_2c__20_Sin_20_Esp" style:list-style-name="List_20_4" style:master-page-name="">
      <style:paragraph-properties fo:margin-top="0.101cm" fo:margin-bottom="0.101cm" style:contextual-spacing="false" style:page-number="auto"/>
    </style:style>
    <style:style style:name="Tit_20_2_2c__20_Sans-14" style:display-name="Tit 2, Sans-14" style:family="paragraph" style:parent-style-name="Heading_20_2" style:default-outline-level="2" style:list-style-name="">
      <loext:graphic-properties draw:fill="none" draw:fill-color="#729fcf"/>
      <style:paragraph-properties fo:margin-left="-0.4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font-name="Ubuntu1" fo:font-family="Ubuntu" style:font-pitch="variable" fo:font-size="12pt" style:font-size-asian="12pt" style:font-size-complex="12pt"/>
    </style:style>
    <style:style style:name="Tit_20_1_2c__20_Sans-16" style:display-name="Tit 1, Sans-16" style:family="paragraph" style:parent-style-name="Heading_20_1"/>
    <style:style style:name="Tit_20_4_2c__20_Ubunt-11" style:display-name="Tit 4, Ubunt-11" style:family="paragraph" style:parent-style-name="Heading_20_4"/>
    <style:style style:name="Tit_20_3_2c__20_Sans-12" style:display-name="Tit 3, Sans-12" style:family="paragraph" style:parent-style-name="Heading_20_3" style:default-outline-level="3" style:list-style-name="">
      <loext:graphic-properties draw:fill="none" draw:fill-color="#729fcf"/>
      <style:paragraph-properties fo:margin-left="-0.499cm" fo:margin-right="0cm" fo:margin-top="0.199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use-window-font-color="true" loext:opacity="0%" style:font-name="Ubuntu1" fo:font-family="Ubuntu" style:font-pitch="variable" fo:font-size="10pt" fo:font-weight="normal" style:font-size-asian="12pt" style:font-weight-asian="normal" style:font-size-complex="12pt" style:font-weight-complex="normal"/>
    </style:style>
    <style:style style:name="Codigo" style:family="paragraph" style:parent-style-name="Parrf_20_1_2c_15_2c__20_Sep_20_1_2c_15">
      <style:paragraph-properties fo:text-align="justify" style:justify-single-word="false"/>
      <style:text-properties fo:color="#156082" loext:opacity="100%" style:font-name="Noto Mono" fo:font-family="'Noto Mono'" style:font-pitch="fixed" fo:font-size="11pt" fo:font-weight="bold" style:font-size-asian="11pt" style:font-weight-asian="bold" style:font-size-complex="11pt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Enlace" style:family="paragraph" style:parent-style-name="Standard">
      <style:paragraph-properties fo:line-height="115%"/>
      <style:text-properties fo:color="#4e95d9" loext:opacity="100%" style:font-name="League Spartan Medium" fo:font-family="'League Spartan Medium'" style:font-style-name="Normal" style:font-pitch="variable" fo:font-size="9pt" fo:font-weight="normal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_20_5_2c__20_Ubunt-10" style:display-name="Tit 5, Ubunt-10" style:family="paragraph" style:parent-style-name="Heading_20_5" style:default-outline-level="" style:list-style-name="">
      <style:text-properties fo:color="#0369a3" loext:opacity="100%" style:font-name="Ubuntu1" fo:font-family="Ubuntu" style:font-pitch="variable" fo:font-size="10pt" fo:letter-spacing="-0.018cm" fo:font-weight="bold" fo:background-color="transparent" style:font-size-asian="10pt" style:font-weight-asian="bold" style:font-size-complex="10pt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_20_Resp" style:display-name="Codigo Resp" style:family="paragraph" style:parent-style-name="Codigo">
      <loext:graphic-properties draw:fill="none" draw:fill-color="#729fcf"/>
      <style:paragraph-properties fo:margin-left="0.651cm" fo:margin-right="0cm" fo:margin-top="0cm" fo:margin-bottom="0.349cm" style:contextual-spacing="true" fo:line-height="90%" fo:text-align="start" style:justify-single-word="false" fo:orphans="0" fo:widows="0" fo:text-indent="0cm" style:auto-text-indent="false" fo:background-color="transparent" style:writing-mode="lr-tb"/>
      <style:text-properties fo:color="#4caf50" loext:opacity="100%" fo:font-size="10.5pt" fo:letter-spacing="-0.018cm" fo:font-weight="normal" style:font-size-asian="10.5pt" style:font-weight-asian="normal" style:font-size-complex="10.5pt" style:font-weight-complex="normal"/>
    </style:style>
    <style:style style:name="Path" style:family="paragraph" style:parent-style-name="Standard">
      <style:paragraph-properties fo:margin-left="0cm" fo:margin-right="0cm" fo:margin-top="0.101cm" fo:margin-bottom="0.199cm" style:contextual-spacing="true" fo:line-height="100%" fo:text-indent="0cm" style:auto-text-indent="false"/>
      <style:text-properties fo:color="#3f51b5" loext:opacity="100%" style:font-name="Ubuntu Sans Mono" fo:font-family="'Ubuntu Sans Mono'" style:font-family-generic="swiss" style:font-pitch="fixed" fo:font-size="12pt" fo:font-weight="bold" style:font-size-asian="12pt" style:language-asian="es" style:country-asian="ES" style:font-weight-asian="bold" style:font-size-complex="12pt" style:font-weight-complex="bold"/>
    </style:style>
    <style:style style:name="Link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199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3f51b5" loext:opacity="100%" style:font-name="Ink Free1" fo:font-family="'Ink Free'" style:font-style-name="Negrita" style:font-pitch="variable" fo:font-size="10.5pt" fo:letter-spacing="-0.035cm" fo:font-weight="bold" officeooo:rsid="00111e9c" style:language-asian="es" style:country-asian="ES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1f4d78" loext:opacity="100%" style:font-name="Aptos Display" fo:font-family="'Aptos Display'" style:font-family-generic="roman" style:font-pitch="variable" fo:font-size="12pt" style:font-name-asian="Aptos3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tyle="italic" style:font-name-asian="Aptos3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3pt" style:font-name-asian="Aptos3" style:font-family-asian="Aptos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color="#8e03a3" loext:opacity="100%" style:font-name="Ubuntu1" fo:font-family="Ubuntu" style:font-pitch="variable" fo:font-size="11pt" fo:font-weight="bold" style:font-size-asian="10.5pt" style:font-weight-asian="bold" style:font-size-complex="12pt" style:font-weight-complex="bold"/>
    </style:style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" fo:font-family="Aptos" style:font-pitch="variable"/>
    </style:style>
    <style:style style:name="ListLabel_20_20" style:display-name="ListLabel 20" style:family="text">
      <style:text-properties style:font-name="Aptos" fo:font-family="Aptos" style:font-pitch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2" fo:font-family="Aptos" style:font-family-generic="swiss" style:font-pitch="variable" fo:language="en" fo:country="US" style:text-underline-style="none" style:font-name-asian="Aptos3" style:font-family-asian="Aptos" style:font-family-generic-asian="system" style:font-pitch-asian="variable" style:font-name-complex="Aptos3" style:font-family-complex="Aptos" style:font-family-generic-complex="system" style:font-pitch-complex="variable"/>
    </style:style>
    <style:style style:name="ListLabel_20_29" style:display-name="ListLabel 29" style:family="text">
      <style:text-properties style:text-line-through-style="none" style:text-line-through-type="none" style:font-name="Aptos2" fo:font-family="Aptos" style:font-family-generic="swiss" style:font-pitch="variable" fo:font-size="12pt" fo:language="es" fo:country="ES" style:text-underline-style="none" fo:font-weight="bold" style:font-name-asian="Aptos3" style:font-family-asian="Aptos" style:font-family-generic-asian="system" style:font-pitch-asian="variable" style:font-size-asian="12pt" style:font-weight-asian="bold" style:font-name-complex="Aptos3" style:font-family-complex="Apto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1f4d78" loext:opacity="100%" style:font-name="OpenSymbol" fo:font-family="OpenSymbol" style:font-charset="x-symbol" fo:font-size="10pt" fo:font-weight="normal" style:font-name-asian="OpenSymbol" style:font-family-asian="OpenSymbol" style:font-charset-asian="x-symbol" style:font-size-asian="9.5pt" style:font-weight-asian="normal" style:font-name-complex="OpenSymbol" style:font-family-complex="OpenSymbol" style:font-charset-complex="x-symbol" style:font-size-complex="10.8999996185303pt" style:font-weight-complex="normal"/>
    </style:style>
    <style:style style:name="Visited_20_Internet_20_Link" style:display-name="Visited 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ullet_20_Symbols_20__28_user_29_" style:display-name="Bullet Symbols (user)" style:family="text"/>
    <style:style style:name="ListLabel_20_85" style:display-name="ListLabel 85" style:family="text">
      <style:text-properties style:font-name="Calibri" fo:font-family="Calibri" style:font-name-complex="Courier New" style:font-family-complex="'Courier New'"/>
    </style:style>
    <style:style style:name="ListLabel_20_86" style:display-name="ListLabel 86" style:family="text">
      <style:text-properties style:font-name="Calibri" fo:font-family="Calibri"/>
    </style:style>
    <style:style style:name="ListLabel_20_87" style:display-name="ListLabel 87" style:family="text">
      <style:text-properties style:font-name="Calibri1" fo:font-family="Calibri" style:font-family-generic="roman"/>
    </style:style>
    <style:style style:name="ListLabel_20_88" style:display-name="ListLabel 88" style:family="text">
      <style:text-properties style:font-name="Calibri" fo:font-family="Calibri" style:font-name-complex="Courier New" style:font-family-complex="'Courier New'"/>
    </style:style>
    <style:style style:name="ListLabel_20_89" style:display-name="ListLabel 89" style:family="text">
      <style:text-properties style:font-name="Calibri" fo:font-family="Calibri"/>
    </style:style>
    <style:style style:name="ListLabel_20_90" style:display-name="ListLabel 90" style:family="text">
      <style:text-properties style:font-name="Calibri1" fo:font-family="Calibri" style:font-family-generic="roman"/>
    </style:style>
    <style:style style:name="ListLabel_20_91" style:display-name="ListLabel 91" style:family="text">
      <style:text-properties style:font-name="Calibri" fo:font-family="Calibri" style:font-name-complex="Courier New" style:font-family-complex="'Courier New'"/>
    </style:style>
    <style:style style:name="ListLabel_20_92" style:display-name="ListLabel 92" style:family="text">
      <style:text-properties style:font-name="Calibri" fo:font-family="Calibri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" style:display-name="List 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loext:num-list-format="%1%" text:bullet-char="Ü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D050000L"/>
      </text:list-level-style-bullet>
      <text:list-level-style-bullet text:level="2" loext:num-list-format="" style:num-suffix="" text:bullet-char="Ù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D050000L"/>
      </text:list-level-style-bullet>
      <text:list-level-style-bullet text:level="3" loext:num-list-format="" style:num-suffix="" text:bullet-char="Ý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D050000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" style:num-suffix="" text:bullet-char="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middle" style:vertical-rel="line" fo:width="0.349cm" fo:height="0.45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25.121cm" fo:margin-left="-4.219cm" table:align="left" style:writing-mode="lr-tb"/>
    </style:style>
    <style:style style:name="Tabla1.A" style:family="table-column">
      <style:table-column-properties style:column-width="1.302cm"/>
    </style:style>
    <style:style style:name="Tabla1.B" style:family="table-column">
      <style:table-column-properties style:column-width="10.583cm"/>
    </style:style>
    <style:style style:name="Tabla1.C" style:family="table-column">
      <style:table-column-properties style:column-width="1cm"/>
    </style:style>
    <style:style style:name="Tabla1.D" style:family="table-column">
      <style:table-column-properties style:column-width="2.499cm"/>
    </style:style>
    <style:style style:name="Tabla1.F" style:family="table-column">
      <style:table-column-properties style:column-width="0.549cm"/>
    </style:style>
    <style:style style:name="Tabla1.G" style:family="table-column">
      <style:table-column-properties style:column-width="1.251cm"/>
    </style:style>
    <style:style style:name="Tabla1.H" style:family="table-column">
      <style:table-column-properties style:column-width="0.9cm"/>
    </style:style>
    <style:style style:name="Tabla1.I" style:family="table-column">
      <style:table-column-properties style:column-width="0.048cm"/>
    </style:style>
    <style:style style:name="Tabla1.J" style:family="table-column">
      <style:table-column-properties style:column-width="2.605cm"/>
    </style:style>
    <style:style style:name="Tabla1.K" style:family="table-column">
      <style:table-column-properties style:column-width="3.385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e0e0e0" fo:padding="0.097cm" fo:border="none">
        <style:background-image/>
      </style:table-cell-properties>
    </style:style>
    <style:style style:name="Tabla1.2" style:family="table-row">
      <style:table-row-properties style:row-height="0.69cm"/>
    </style:style>
    <style:style style:name="Tabla1.A2" style:family="table-cell">
      <style:table-cell-properties style:vertical-align="middle" fo:background-color="#e0e0e0" fo:padding="0.097cm" fo:border-left="none" fo:border-right="none" fo:border-top="none" fo:border-bottom="0.75pt solid #1f4d78">
        <style:background-image/>
      </style:table-cell-properties>
    </style:style>
    <style:style style:name="Tabla1.B2" style:family="table-cell">
      <style:table-cell-properties style:vertical-align="middle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C2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1.D2" style:family="table-cell">
      <style:table-cell-properties style:vertical-align="bottom" fo:background-color="#e0e0e0" fo:padding="0.097cm" fo:border-left="0.5pt solid #1f4d78" fo:border-right="none" fo:border-top="0.5pt solid #1f4d78" fo:border-bottom="0.5pt solid #1f4d78">
        <style:background-image/>
      </style:table-cell-properties>
    </style:style>
    <style:style style:name="Tabla1.E2" style:family="table-cell">
      <style:table-cell-properties style:vertical-align="middle" fo:background-color="#e0e0e0" fo:padding="0.097cm" fo:border-left="none" fo:border-right="0.5pt solid #1f4d78" fo:border-top="0.5pt solid #1f4d78" fo:border-bottom="0.5pt solid #1f4d78">
        <style:background-image/>
      </style:table-cell-properties>
    </style:style>
    <style:style style:name="Tabla1.3" style:family="table-row">
      <style:table-row-properties style:min-row-height="0.011cm"/>
    </style:style>
    <style:style style:name="Tabla1.D3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E3" style:family="table-cell">
      <style:table-cell-properties style:vertical-align="middle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F3" style:family="table-cell">
      <style:table-cell-properties style:vertical-align="bottom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I3" style:family="table-cell">
      <style:table-cell-properties style:vertical-align="bottom" fo:background-color="#e0e0e0" fo:padding="0.097cm" fo:border-left="none" fo:border-right="0.75pt dotted #023f62" fo:border-top="none" fo:border-bottom="0.75pt dotted #023f62">
        <style:background-image/>
      </style:table-cell-properties>
    </style:style>
    <style:style style:name="Tabla1.4" style:family="table-row">
      <style:table-row-properties style:min-row-height="0.589cm"/>
    </style:style>
    <style:style style:name="Tabla1.A4" style:family="table-cell">
      <style:table-cell-properties style:vertical-align="" fo:background-color="#e0e0e0" fo:padding="0.097cm" fo:border="none">
        <style:background-image/>
      </style:table-cell-properties>
    </style:style>
    <style:style style:name="Tabla1.D4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H4" style:family="table-cell">
      <style:table-cell-properties style:vertical-align="middle" fo:background-color="#e0e0e0" fo:padding="0.097cm" fo:border-left="none" fo:border-right="0.75pt dotted #023f62" fo:border-top="none" fo:border-bottom="0.75pt dotted #023f62">
        <style:background-image/>
      </style:table-cell-properties>
    </style:style>
    <style:style style:name="Tabla1.5" style:family="table-row">
      <style:table-row-properties style:min-row-height="0.7cm"/>
    </style:style>
    <style:style style:name="Tabla1.D5" style:family="table-cell">
      <style:table-cell-properties fo:background-color="#e0e0e0" fo:padding="0.097cm" fo:border-left="0.5pt solid #1f4d78" fo:border-right="none" fo:border-top="none" fo:border-bottom="0.5pt solid #1f4d78">
        <style:background-image/>
      </style:table-cell-properties>
    </style:style>
    <style:style style:name="Tabla1.F5" style:family="table-cell">
      <style:table-cell-properties style:vertical-align="bottom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H5" style:family="table-cell">
      <style:table-cell-properties style:vertical-align="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I5" style:family="table-cell">
      <style:table-cell-properties style:vertical-align="bottom" fo:background-color="#e0e0e0" fo:padding="0.097cm" fo:border-left="none" fo:border-right="0.5pt solid #1f4d78" fo:border-top="none" fo:border-bottom="0.5pt solid #1f4d78">
        <style:background-image/>
      </style:table-cell-properties>
    </style:style>
    <style:style style:name="Tabla2" style:family="table">
      <style:table-properties style:width="20.89cm" fo:margin-left="-2.249cm" table:align="left" style:writing-mode="lr-tb"/>
    </style:style>
    <style:style style:name="Tabla2.A" style:family="table-column">
      <style:table-column-properties style:column-width="1.476cm"/>
    </style:style>
    <style:style style:name="Tabla2.B" style:family="table-column">
      <style:table-column-properties style:column-width="5.821cm"/>
    </style:style>
    <style:style style:name="Tabla2.C" style:family="table-column">
      <style:table-column-properties style:column-width="7.38cm"/>
    </style:style>
    <style:style style:name="Tabla2.D" style:family="table-column">
      <style:table-column-properties style:column-width="4.706cm"/>
    </style:style>
    <style:style style:name="Tabla2.E" style:family="table-column">
      <style:table-column-properties style:column-width="1.506cm"/>
    </style:style>
    <style:style style:name="Tabla2.1" style:family="table-row">
      <style:table-row-properties style:min-row-height="0.975cm"/>
    </style:style>
    <style:style style:name="Tabla2.A1" style:family="table-cell">
      <style:table-cell-properties style:vertical-align="bottom" fo:background-color="#e0e0e0" fo:padding="0.097cm" fo:border="none">
        <style:background-image/>
      </style:table-cell-properties>
    </style:style>
    <style:style style:name="Tabla2.B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2.2" style:family="table-row">
      <style:table-row-properties style:min-row-height="0.473cm"/>
    </style:style>
    <style:style style:name="MP1" style:family="paragraph" style:parent-style-name="Table_20_Contents">
      <style:text-properties fo:font-size="4pt" style:font-size-asian="6pt" style:font-size-complex="6pt"/>
    </style:style>
    <style:style style:name="M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M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MP6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MP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text-underline-style="none"/>
    </style:style>
    <style:style style:name="MP1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1" style:family="paragraph" style:parent-style-name="Table_20_Contents">
      <style:paragraph-properties fo:text-align="center" style:justify-single-word="false"/>
      <style:text-properties style:font-name="Arial Nova1" fo:font-size="6pt" style:font-size-asian="5.25pt" style:font-size-complex="6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M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MP15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MP17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18" style:family="paragraph" style:parent-style-name="Header">
      <style:paragraph-properties fo:text-align="start" style:justify-single-word="false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>
      <loext:graphic-properties draw:fill="none" draw:fill-color="#e0e0e0"/>
      <style:paragraph-properties style:writing-mode="lr-tb"/>
      <style:text-properties fo:font-size="11pt"/>
    </style:style>
    <style:style style:name="MP21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MP23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1" fo:font-size="4pt" style:font-size-asian="6pt" style:font-size-complex="6pt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1" fo:font-size="4pt" officeooo:rsid="0046524e" officeooo:paragraph-rsid="0046524e" style:font-size-asian="6pt" style:font-size-complex="6pt"/>
    </style:style>
    <style:style style:name="MP26" style:family="paragraph" style:parent-style-name="Table_20_Contents">
      <style:paragraph-properties fo:text-align="center" style:justify-single-word="false"/>
      <style:text-properties style:font-name="Arial Nova1" fo:font-size="4pt" style:font-size-asian="6pt" style:font-size-complex="6pt"/>
    </style:style>
    <style:style style:name="MP2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1" fo:font-size="4pt" officeooo:rsid="00499787" officeooo:paragraph-rsid="00499787" style:font-size-asian="6pt" style:font-size-complex="6pt"/>
    </style:style>
    <style:style style:name="MP28" style:family="paragraph" style:parent-style-name="Footer">
      <style:paragraph-properties fo:text-align="center" style:justify-single-word="false"/>
      <style:text-properties style:font-name="Arial Nova1" fo:font-size="2pt" style:font-size-asian="5.25pt" style:font-size-complex="6pt"/>
    </style:style>
    <style:style style:name="M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T2" style:family="text">
      <style:text-properties fo:color="#1f4d78" loext:opacity="100%" style:font-name="Arial Nova1"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color="#1f4d78" loext:opacity="100%" style:font-name="Arial Nova1" fo:font-size="10pt" fo:font-weight="normal" style:font-size-asian="10pt" style:font-weight-asian="normal" style:font-size-complex="10pt" style:font-weight-complex="normal"/>
    </style:style>
    <style:style style:name="MT4" style:family="text">
      <style:text-properties fo:color="#156082" loext:opacity="100%" style:font-name="Arial Nova1" fo:font-size="10pt" fo:font-weight="normal" style:font-size-asian="10pt" style:font-weight-asian="normal" style:font-size-complex="10pt" style:font-weight-complex="normal"/>
    </style:style>
    <style:style style:name="MT5" style:family="text">
      <style:text-properties fo:letter-spacing="-0.053cm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2.36cm" fo:margin-right="0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cm" fo:margin-left="1.9cm" fo:margin-right="0cm" fo:margin-bottom="3.799cm" fo:background-color="transparent" style:dynamic-spacing="true" draw:fill="none" draw:fill-color="#729fcf"/>
      </style:header-style>
      <style:footer-style>
        <style:header-footer-properties fo:min-height="1.3cm" fo:margin-left="0cm" fo:margin-right="0cm" fo:margin-top="1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C"/>
          <table:table-column table:style-name="Tabla1.F"/>
          <table:table-column table:style-name="Tabla1.G"/>
          <table:table-column table:style-name="Tabla1.H"/>
          <table:table-column table:style-name="Tabla1.I"/>
          <table:table-column table:style-name="Tabla1.J"/>
          <table:table-column table:style-name="Tabla1.K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  <table:table-cell table:style-name="Tabla1.A1" table:number-columns-spanned="4" office:value-type="string">
              <text:p text:style-name="MP1"/>
            </table:table-cell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MP1"/>
            </table:table-cell>
            <table:covered-table-cell/>
            <table:covered-table-cell/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</table:table-row>
          <table:table-row table:style-name="Tabla1.2">
            <table:table-cell table:style-name="Tabla1.A2" table:number-rows-spanned="2" office:value-type="string">
              <text:p text:style-name="MP2">DOC:</text:p>
            </table:table-cell>
            <table:table-cell table:style-name="Tabla1.B2" table:number-rows-spanned="2" office:value-type="string">
              <text:p text:style-name="MP3"><text:chapter text:display="name" text:outline-level="1"/></text:p>
            </table:table-cell>
            <table:table-cell table:style-name="Tabla1.C2" table:number-rows-spanned="4" office:value-type="string">
              <text:p text:style-name="MP4"/>
            </table:table-cell>
            <table:table-cell table:style-name="Tabla1.D2" table:number-rows-spanned="4" office:value-type="string">
              <text:p text:style-name="MP5"><draw:frame draw:style-name="Mfr1" draw:name="Imagen3 Copia 1 Copia 1" text:anchor-type="as-char" svg:y="-1.438cm" svg:width="1.803cm" svg:height="1.928cm" draw:z-index="29"><draw:image xlink:href="Pictures/1000000100000103000000F0B9DA922C.png" xlink:type="simple" xlink:show="embed" xlink:actuate="onLoad" draw:mime-type="image/png"/></draw:frame></text:p>
            </table:table-cell>
            <table:table-cell table:style-name="Tabla1.E2" table:number-columns-spanned="7" office:value-type="string">
              <text:p text:style-name="MP6">GERARDO <text:s/>MTNZ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covered-table-cell table:style-name="Tabla1.A2"/>
            <table:covered-table-cell table:style-name="Tabla1.B2"/>
            <table:covered-table-cell table:style-name="Tabla1.C2"/>
            <table:covered-table-cell table:style-name="Tabla1.D3"/>
            <table:table-cell table:style-name="Tabla1.E3" table:number-rows-spanned="2" office:value-type="string">
              <text:p text:style-name="MP7"><text:a xlink:type="simple" xlink:href="mailto:dev.gmartinez@gmail.com" text:style-name="Internet_20_link" text:visited-style-name="Visited_20_Internet_20_Link"><draw:frame draw:style-name="Mfr2" draw:name="Imagen1" text:anchor-type="as-char" svg:width="0.543cm" svg:height="0.543cm" draw:z-index="9"><draw:image xlink:href="Pictures/100000010000010000000100697BCBA2.png" xlink:type="simple" xlink:show="embed" xlink:actuate="onLoad" draw:mime-type="image/png"/></draw:frame></text:a></text:p>
            </table:table-cell>
            <table:table-cell table:style-name="Tabla1.F3" table:number-rows-spanned="2" table:number-columns-spanned="2" office:value-type="string">
              <text:p text:style-name="MP8"><text:a xlink:type="simple" xlink:href="mailto:dev.gmartinez@gmail.com" text:style-name="Internet_20_link" text:visited-style-name="Visited_20_Internet_20_Link">G-Mail</text:a></text:p>
            </table:table-cell>
            <table:covered-table-cell/>
            <table:table-cell table:style-name="Tabla1.E3" table:number-rows-spanned="2" office:value-type="string">
              <text:p text:style-name="MP9"><draw:frame draw:style-name="Mfr2" draw:name="Imagen1 Copia 1" text:anchor-type="as-char" svg:width="0.543cm" svg:height="0.543cm" draw:z-index="19"><draw:image xlink:href="Pictures/100000010000010000000100246102AC.png" xlink:type="simple" xlink:show="embed" xlink:actuate="onLoad" draw:mime-type="image/png"/></draw:frame></text:p>
            </table:table-cell>
            <table:table-cell table:style-name="Tabla1.I3" table:number-rows-spanned="2" table:number-columns-spanned="3" office:value-type="string">
              <text:p text:style-name="MP10"><text:a xlink:type="simple" xlink:href="http://www.linkedin.com/in/gerardo-martinez-orbegozo" text:style-name="Internet_20_link" text:visited-style-name="Visited_20_Internet_20_Link"><text:span text:style-name="MT1">Linkedin</text:span></text:a></text:p>
            </table:table-cell>
            <table:covered-table-cell/>
            <table:covered-table-cell/>
          </table:table-row>
          <table:table-row table:style-name="Tabla1.4">
            <table:table-cell table:style-name="Tabla1.A4" table:number-rows-spanned="2" office:value-type="string">
              <text:p text:style-name="MP11"/>
              <text:p text:style-name="MP12"><draw:frame draw:style-name="Mfr3" draw:name="Imagen7 Copia 1" text:anchor-type="as-char" svg:y="-0.84cm" svg:width="0.961cm" svg:height="0.921cm" draw:z-index="25"><draw:image xlink:href="Pictures/100000010000010000000100D51511BB.png" xlink:type="simple" xlink:show="embed" xlink:actuate="onLoad" draw:mime-type="image/png"/></draw:frame></text:p>
            </table:table-cell>
            <table:table-cell table:style-name="Tabla1.A4" table:number-rows-spanned="2" office:value-type="string">
              <text:p text:style-name="MP13"/>
              <text:p text:style-name="MP13">https://</text:p>
            </table:table-cell>
            <table:covered-table-cell table:style-name="Tabla1.C2"/>
            <table:covered-table-cell table:style-name="Tabla1.D4"/>
            <table:covered-table-cell table:style-name="Tabla1.E3"/>
            <table:covered-table-cell table:style-name="Tabla1.E3"/>
            <table:covered-table-cell/>
            <table:covered-table-cell table:style-name="Tabla1.H4"/>
            <table:covered-table-cell table:style-name="Tabla1.I3"/>
            <table:covered-table-cell/>
            <table:covered-table-cell/>
          </table:table-row>
          <table:table-row table:style-name="Tabla1.5">
            <table:covered-table-cell table:style-name="Tabla1.A4"/>
            <table:covered-table-cell table:style-name="Tabla1.A4"/>
            <table:covered-table-cell table:style-name="Tabla1.C2"/>
            <table:covered-table-cell table:style-name="Tabla1.D5"/>
            <table:table-cell table:style-name="Tabla1.B2" office:value-type="string">
              <text:p text:style-name="MP14"><text:a xlink:type="simple" xlink:href="https://linktr.ee/gerardo.m" text:style-name="Internet_20_link" text:visited-style-name="Visited_20_Internet_20_Link"><draw:a xlink:type="simple" xlink:href="https://linktr.ee/gerardo.m"><draw:frame draw:style-name="Mfr4" draw:name="HTTPS://LINKTR.EE/GERARDO.M Copia 1" text:anchor-type="as-char" svg:width="0.513cm" svg:height="0.513cm" draw:z-index="2"><draw:image xlink:href="Pictures/100000010000010000000100212B5436.png" xlink:type="simple" xlink:show="embed" xlink:actuate="onLoad" draw:mime-type="image/png"/></draw:frame></draw:a></text:a></text:p>
            </table:table-cell>
            <table:table-cell table:style-name="Tabla1.F5" table:number-columns-spanned="2" office:value-type="string">
              <text:p text:style-name="MP15"><text:a xlink:type="simple" xlink:href="https://linktr.ee/gerardo.m" text:style-name="Internet_20_link" text:visited-style-name="Visited_20_Internet_20_Link"><text:span text:style-name="MT1">Linktree</text:span></text:a></text:p>
            </table:table-cell>
            <table:covered-table-cell/>
            <table:table-cell table:style-name="Tabla1.H5" office:value-type="string">
              <text:p text:style-name="MP16"><draw:frame draw:style-name="Mfr2" draw:name="Imagen1 Copia 2" text:anchor-type="as-char" svg:width="0.543cm" svg:height="0.543cm" draw:z-index="6"><draw:image xlink:href="Pictures/1000000100000100000001009E26EBA6.png" xlink:type="simple" xlink:show="embed" xlink:actuate="onLoad" draw:mime-type="image/png"/></draw:frame></text:p>
            </table:table-cell>
            <table:table-cell table:style-name="Tabla1.I5" table:number-columns-spanned="3" office:value-type="string">
              <text:p text:style-name="MP17">Mi Web</text:p>
            </table:table-cell>
            <table:covered-table-cell/>
            <table:covered-table-cell/>
          </table:table-row>
        </table:table>
        <text:p text:style-name="MP18"><draw:frame text:anchor-type="char" draw:z-index="20" draw:name="Imagen 4" draw:style-name="Mgr1" draw:text-style-name="MP19" svg:width="0.399cm" svg:height="0.399cm" draw:transform="rotate (-0.149051118120316) translate (17.8051944444444cm 30.1272222222222cm)"><draw:image xlink:href="Pictures/100000010000010000000100BA7411A2.png" xlink:type="simple" xlink:show="embed" xlink:actuate="onLoad" draw:mime-type="image/png"><text:p/></draw:image></draw:frame><draw:custom-shape text:anchor-type="char" draw:z-index="26" draw:name="Forma 2" draw:style-name="Mgr2" draw:text-style-name="MP20" svg:width="21.155cm" svg:height="0.061cm" svg:x="-4.415cm" svg:y="0.092cm"><text:p/><draw:enhanced-geometry svg:viewBox="0 0 21600 21600" draw:type="rectangle" draw:enhanced-path="M 0 0 L 21600 0 21600 21600 0 21600 0 0 Z N"/></draw:custom-shape></text:p>
        <text:p text:style-name="MP18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21"><draw:custom-shape text:anchor-type="char" draw:z-index="32" draw:name="Forma 1" draw:style-name="Mgr2" draw:text-style-name="MP20" svg:width="21.155cm" svg:height="0.061cm" svg:x="-0.155cm" svg:y="-0.139cm"><text:p/><draw:enhanced-geometry svg:viewBox="0 0 21600 21600" draw:type="rectangle" draw:enhanced-path="M 0 0 L 21600 0 21600 21600 0 21600 0 0 Z N"/></draw:custom-shape><draw:frame draw:style-name="Mfr2" draw:name="Imagen2" text:anchor-type="as-char" svg:width="1.004cm" svg:height="1.004cm" draw:z-index="12"><draw:image xlink:href="Pictures/100000010000012C0000012C13779555.png" xlink:type="simple" xlink:show="embed" xlink:actuate="onLoad" draw:mime-type="image/png"/></draw:frame><text:s/></text:p>
            </table:table-cell>
            <table:table-cell table:style-name="Tabla2.B1" office:value-type="string">
              <text:p text:style-name="MP22">Linux Docs</text:p>
            </table:table-cell>
            <table:table-cell table:style-name="Tabla2.A1" office:value-type="string">
              <text:p text:style-name="MP12"><text:span text:style-name="MT2"><text:page-number text:select-page="current">0</text:page-number></text:span><text:span text:style-name="MT2"><text:s/>/</text:span><text:span text:style-name="MT3"> </text:span><text:span text:style-name="MT4"><text:page-count>3</text:page-count></text:span></text:p>
            </table:table-cell>
            <table:table-cell table:style-name="Tabla2.B1" office:value-type="string">
              <text:p text:style-name="MP23">Kubuntu <text:span text:style-name="MT5">22,04 </text:span></text:p>
            </table:table-cell>
            <table:table-cell table:style-name="Tabla2.A1" office:value-type="string">
              <text:p text:style-name="MP12"><draw:frame draw:style-name="Mfr2" draw:name="Imagen2 Copia 1" text:anchor-type="as-char" svg:width="1.004cm" svg:height="1.004cm" draw:z-index="15"><draw:image xlink:href="Pictures/100000010000012C0000012C23150FFD.png" xlink:type="simple" xlink:show="embed" xlink:actuate="onLoad" draw:mime-type="image/png"/></draw:frame></text:p>
            </table:table-cell>
          </table:table-row>
          <table:table-row table:style-name="Tabla2.2">
            <table:table-cell table:style-name="Tabla2.A1" office:value-type="string">
              <text:p text:style-name="MP24"/>
            </table:table-cell>
            <table:table-cell table:style-name="Tabla2.B1" office:value-type="string">
              <text:p text:style-name="MP25"/>
            </table:table-cell>
            <table:table-cell table:style-name="Tabla2.A1" office:value-type="string">
              <text:p text:style-name="MP26"/>
            </table:table-cell>
            <table:table-cell table:style-name="Tabla2.B1" office:value-type="string">
              <text:p text:style-name="MP27"/>
            </table:table-cell>
            <table:table-cell table:style-name="Tabla2.A1" office:value-type="string">
              <text:p text:style-name="MP26"/>
            </table:table-cell>
          </table:table-row>
        </table:table>
        <text:p text:style-name="MP28"><text:bookmark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6:30:09.860671183</meta:creation-date>
    <meta:generator>LibreOffice/24.2.7.2$Linux_X86_64 LibreOffice_project/420$Build-2</meta:generator>
    <meta:editing-duration>PT7S</meta:editing-duration>
    <meta:editing-cycles>2</meta:editing-cycles>
    <dc:date>2025-03-12T06:40:47.188779238</dc:date>
    <meta:document-statistic meta:table-count="6" meta:image-count="11" meta:object-count="0" meta:page-count="3" meta:paragraph-count="139" meta:word-count="469" meta:character-count="2927" meta:non-whitespace-character-count="2581"/>
    <meta:user-defined meta:name="AppVersion">16.0000</meta:user-defined>
    <meta:template xlink:type="simple" xlink:actuate="onRequest" xlink:title="Plantilla Dev OK" xlink:href="../../../../../../../home/gerar_kde/.config/libreoffice/4/user/template/Plantilla%20Dev%20OK.ott" meta:date="2025-03-12T06:30:09.286213952"/>
  </office:meta>
</office:document-meta>
</file>